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" svg:font-family="'ＭＳ Ｐゴシック'"/>
    <style:font-face style:name="Andale Mono" svg:font-family="'Andale Mono'" style:font-pitch="fixed"/>
    <style:font-face style:name="+mn-ea" svg:font-family="+mn-ea" style:font-pitch="variable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4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12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1.982cm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2" style:family="paragraph">
      <style:paragraph-properties fo:margin-top="0.309cm" fo:margin-bottom="0cm" fo:line-height="100%" fo:text-align="center" style:writing-mode="lr-tb"/>
      <style:text-properties fo:font-size="18pt"/>
    </style:style>
    <style:style style:name="P23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3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1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32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33" style:family="paragraph">
      <loext:graphic-properties draw:fill="solid" draw:fill-color="#c0c0c0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5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P36" style:family="paragraph">
      <style:paragraph-properties fo:margin-top="0.191cm" fo:margin-bottom="0cm" fo:line-height="90%" fo:text-align="end" style:writing-mode="lr-tb"/>
      <style:text-properties fo:font-size="18pt"/>
    </style:style>
    <style:style style:name="P37" style:family="paragraph">
      <style:paragraph-properties fo:margin-top="0.148cm" fo:margin-bottom="0cm" fo:line-height="90%" fo:text-align="start" style:writing-mode="lr-tb"/>
      <style:text-properties fo:font-size="18pt"/>
    </style:style>
    <style:style style:name="P38" style:family="paragraph">
      <style:paragraph-properties fo:margin-top="0.353cm" fo:margin-bottom="0cm" fo:line-height="88%" fo:text-align="start" style:writing-mode="lr-tb"/>
      <style:text-properties fo:font-size="18pt"/>
    </style:style>
    <style:style style:name="P39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0" style:family="paragraph">
      <style:paragraph-properties fo:margin-top="0.185cm" fo:margin-bottom="0cm" fo:line-height="88%" fo:text-align="start" style:writing-mode="lr-tb"/>
      <style:text-properties fo:font-size="18pt"/>
    </style:style>
    <style:style style:name="P41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42" style:family="paragraph">
      <style:paragraph-properties fo:margin-left="0cm" fo:margin-right="0cm" fo:margin-top="0.071cm" fo:margin-bottom="0cm" fo:line-height="100%" fo:text-align="start" fo:text-indent="0cm" style:writing-mode="lr-tb"/>
      <style:text-properties fo:font-size="18pt"/>
    </style:style>
    <style:style style:name="P43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44" style:family="paragraph">
      <style:paragraph-properties fo:margin-top="0.318cm" fo:margin-bottom="0cm" fo:line-height="88%" fo:text-align="center" style:writing-mode="lr-tb"/>
      <style:text-properties fo:font-size="18pt"/>
    </style:style>
    <style:style style:name="P45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46" style:family="paragraph">
      <loext:graphic-properties draw:fill="solid" draw:fill-color="#dedff5"/>
      <style:paragraph-properties fo:text-align="start"/>
      <style:text-properties fo:font-size="18pt"/>
    </style:style>
    <style:style style:name="P47" style:family="paragraph">
      <loext:graphic-properties draw:fill="solid" draw:fill-color="#990000"/>
      <style:paragraph-properties fo:text-align="start"/>
      <style:text-properties fo:font-size="18pt"/>
    </style:style>
    <style:style style:name="P48" style:family="paragraph">
      <loext:graphic-properties draw:fill="solid" draw:fill-color="#f6f5bd"/>
      <style:paragraph-properties fo:text-align="start"/>
      <style:text-properties fo:font-size="18pt"/>
    </style:style>
    <style:style style:name="P49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3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54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55" style:family="paragraph">
      <style:paragraph-properties fo:margin-top="0.148cm" fo:margin-bottom="0cm" fo:line-height="90%" fo:text-align="center" style:writing-mode="lr-tb"/>
      <style:text-properties fo:font-size="18pt"/>
    </style:style>
    <style:style style:name="P56" style:family="paragraph">
      <style:paragraph-properties fo:margin-left="0.953cm" fo:margin-right="0cm" fo:margin-top="0cm" fo:margin-bottom="0cm" fo:line-height="94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margin-left="0.953cm" fo:margin-right="0cm" fo:margin-top="0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.141cm" fo:margin-bottom="0cm" fo:line-height="101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9" style:family="paragraph">
      <style:paragraph-properties fo:margin-left="0.331cm" fo:margin-right="0cm" fo:margin-top="0cm" fo:margin-bottom="0cm" fo:line-height="82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60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61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62" style:family="paragraph">
      <style:paragraph-properties fo:margin-top="0cm" fo:margin-bottom="0cm" fo:line-height="98%" fo:text-align="center" style:writing-mode="lr-tb"/>
      <style:text-properties fo:font-size="18pt"/>
    </style:style>
    <style:style style:name="P63" style:family="paragraph">
      <style:paragraph-properties fo:margin-top="0cm" fo:margin-bottom="0cm" fo:line-height="98%" fo:text-align="start" style:writing-mode="lr-tb"/>
      <style:text-properties fo:font-size="18pt"/>
    </style:style>
    <style:style style:name="P64" style:family="paragraph">
      <loext:graphic-properties draw:fill="solid" draw:fill-color="#808080"/>
      <style:paragraph-properties fo:text-align="start"/>
      <style:text-properties fo:font-size="18pt"/>
    </style:style>
    <style:style style:name="P65" style:family="paragraph">
      <style:paragraph-properties fo:margin-left="0.961cm" fo:margin-right="0cm" fo:margin-top="0.141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6" style:family="paragraph">
      <style:paragraph-properties fo:margin-left="0.961cm" fo:margin-right="0cm" fo:margin-top="0.423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7" style:family="paragraph">
      <style:paragraph-properties fo:margin-top="0cm" fo:margin-bottom="0cm" fo:line-height="94%" fo:text-align="start" style:writing-mode="lr-tb"/>
      <style:text-properties fo:font-size="18pt"/>
    </style:style>
    <style:style style:name="P68" style:family="paragraph">
      <loext:graphic-properties draw:fill="solid" draw:fill-color="#f1c7c7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0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71" style:family="paragraph">
      <style:paragraph-properties fo:margin-left="0cm" fo:margin-right="0cm" fo:margin-top="0.635cm" fo:margin-bottom="0cm" fo:line-height="83%" fo:text-align="start" fo:text-indent="0cm" style:writing-mode="lr-tb"/>
      <style:text-properties fo:font-size="18pt"/>
    </style:style>
    <style:style style:name="P72" style:family="paragraph">
      <style:paragraph-properties fo:margin-left="0cm" fo:margin-right="0cm" fo:margin-top="0.141cm" fo:margin-bottom="0cm" fo:line-height="94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.141cm" fo:margin-bottom="0cm" fo:line-height="95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.441cm" fo:margin-bottom="0cm" fo:line-height="83%" fo:text-align="start" fo:text-indent="0cm" style:writing-mode="lr-tb"/>
      <style:text-properties fo:font-size="18pt"/>
    </style:style>
    <style:style style:name="P75" style:family="paragraph">
      <style:paragraph-properties fo:margin-left="0cm" fo:margin-right="0cm" fo:margin-top="0.199cm" fo:margin-bottom="0cm" fo:line-height="88%" fo:text-align="start" fo:text-indent="0cm" style:writing-mode="lr-tb"/>
      <style:text-properties fo:font-size="18pt"/>
    </style:style>
    <style:style style:name="P76" style:family="paragraph">
      <style:paragraph-properties fo:margin-left="0.953cm" fo:margin-right="0cm" fo:margin-top="0.199cm" fo:margin-bottom="0cm" fo:line-height="88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99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.635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solid" draw:fill-color="#bfbfbf"/>
      <style:paragraph-properties fo:text-align="start"/>
      <style:text-properties fo:font-size="18pt"/>
    </style:style>
    <style:style style:name="P80" style:family="paragraph">
      <style:paragraph-properties fo:margin-left="0cm" fo:margin-right="0cm" fo:margin-top="0.169cm" fo:margin-bottom="0cm" fo:line-height="98%" fo:text-align="start" fo:text-indent="0cm" style:writing-mode="lr-tb"/>
      <style:text-properties fo:font-size="18pt"/>
    </style:style>
    <style:style style:name="P81" style:family="paragraph">
      <style:paragraph-properties fo:margin-left="0cm" fo:margin-right="0cm" fo:margin-top="0.141cm" fo:margin-bottom="0cm" fo:line-height="98%" fo:text-align="start" fo:text-indent="0cm" style:writing-mode="lr-tb"/>
      <style:text-properties fo:font-size="18pt"/>
    </style:style>
    <style:style style:name="P8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5" style:family="paragraph">
      <style:paragraph-properties fo:margin-top="0cm" fo:margin-bottom="0cm" fo:line-height="94%" fo:text-align="center" style:writing-mode="lr-tb"/>
      <style:text-properties fo:font-size="18pt"/>
    </style:style>
    <style:style style:name="P86" style:family="paragraph">
      <loext:graphic-properties draw:fill="solid" draw:fill-color="#c0c0c0"/>
      <style:paragraph-properties fo:text-align="start" style:writing-mode="lr-tb" style:font-independent-line-spacing="true"/>
      <style:text-properties fo:font-size="18pt"/>
    </style:style>
    <style:style style:name="P87" style:family="paragraph">
      <loext:graphic-properties draw:fill="solid" draw:fill-color="#ebafaf"/>
      <style:paragraph-properties fo:text-align="start" style:writing-mode="lr-tb" style:font-independent-line-spacing="true"/>
      <style:text-properties fo:font-size="18pt"/>
    </style:style>
    <style:style style:name="P88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89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90" style:family="paragraph">
      <loext:graphic-properties draw:fill="solid" draw:fill-color="#c0c0c0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/>
      <style:text-properties fo:font-size="18pt"/>
    </style:style>
    <style:style style:name="P9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3" style:family="paragraph">
      <loext:graphic-properties draw:fill="hatch" draw:fill-hatch-name="Hatching_20_1"/>
      <style:paragraph-properties fo:text-align="start" style:writing-mode="lr-tb" style:font-independent-line-spacing="true"/>
      <style:text-properties fo:font-size="18pt"/>
    </style:style>
    <style:style style:name="P94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95" style:family="paragraph">
      <style:paragraph-properties fo:margin-top="0cm" fo:margin-bottom="0cm" fo:line-height="94%" fo:text-align="start" style:writing-mode="lr-tb"/>
      <style:text-properties style:font-name="Andale Mono" fo:font-size="13pt" style:font-size-asian="13pt" style:font-size-complex="13pt"/>
    </style:style>
    <style:style style:name="P96" style:family="paragraph">
      <loext:graphic-properties draw:fill="solid" draw:fill-color="#f6f5bd"/>
      <style:paragraph-properties fo:margin-top="0cm" fo:margin-bottom="0cm" fo:line-height="94%" fo:text-align="start" style:writing-mode="lr-tb" style:font-independent-line-spacing="true"/>
      <style:text-properties style:font-name="Andale Mono" fo:font-size="13pt" style:font-size-asian="13pt" style:font-size-complex="13pt"/>
    </style:style>
    <style:style style:name="P97" style:family="paragraph">
      <style:paragraph-properties fo:margin-top="0cm" fo:margin-bottom="0cm" fo:line-height="94%" fo:text-align="start" style:writing-mode="lr-tb"/>
      <style:text-properties style:font-name="Andale Mono" fo:font-size="18pt"/>
    </style:style>
    <style:style style:name="P98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99" style:family="paragraph">
      <loext:graphic-properties draw:fill="solid" draw:fill-color="#ccffcc"/>
      <style:paragraph-properties fo:text-align="start"/>
      <style:text-properties fo:font-size="18pt"/>
    </style:style>
    <style:style style:name="P100" style:family="paragraph">
      <loext:graphic-properties draw:fill="solid" draw:fill-color="#ccffcc"/>
      <style:paragraph-properties fo:text-align="start" style:writing-mode="lr-tb" style:font-independent-line-spacing="true"/>
      <style:text-properties fo:font-size="18pt"/>
    </style:style>
    <style:style style:name="P101" style:family="paragraph">
      <style:paragraph-properties fo:margin-top="0cm" fo:margin-bottom="0cm" fo:line-height="85%" fo:text-align="center" style:writing-mode="lr-tb"/>
      <style:text-properties fo:font-size="18pt"/>
    </style:style>
    <style:style style:name="P102" style:family="paragraph">
      <style:paragraph-properties fo:margin-top="0cm" fo:margin-bottom="0cm" fo:line-height="102%" fo:text-align="start" style:writing-mode="lr-tb"/>
      <style:text-properties fo:font-size="18pt"/>
    </style:style>
    <style:style style:name="P103" style:family="paragraph">
      <style:paragraph-properties fo:margin-left="0cm" fo:margin-right="0cm" fo:margin-top="0.617cm" fo:margin-bottom="0cm" fo:line-height="83%" fo:text-align="start" fo:text-indent="0cm" style:writing-mode="lr-tb"/>
      <style:text-properties fo:font-size="18pt"/>
    </style:style>
    <style:style style:name="P104" style:family="paragraph">
      <style:paragraph-properties fo:margin-left="0cm" fo:margin-right="0cm" fo:margin-top="0.265cm" fo:margin-bottom="0cm" fo:line-height="88%" fo:text-align="start" fo:text-indent="0cm" style:writing-mode="lr-tb"/>
      <style:text-properties fo:font-size="18pt"/>
    </style:style>
    <style:style style:name="P105" style:family="paragraph">
      <style:paragraph-properties fo:margin-top="0cm" fo:margin-bottom="0cm" fo:line-height="98%" fo:text-align="end" style:writing-mode="lr-tb"/>
      <style:text-properties fo:font-size="18pt"/>
    </style:style>
    <style:style style:name="P106" style:family="paragraph">
      <style:paragraph-properties fo:margin-left="0cm" fo:margin-right="0cm" fo:margin-top="0.141cm" fo:margin-bottom="0cm" fo:line-height="83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99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4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5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8" style:family="text">
      <style:text-properties fo:font-variant="normal" fo:text-transform="none" fo:color="#c1651c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9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1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3" style:family="text">
      <style:text-properties fo:font-variant="normal" fo:text-transform="none" fo:color="#926492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4" style:family="text">
      <style:text-properties fo:font-variant="normal" fo:text-transform="none" fo:color="#2c929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9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1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2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2c929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-25% 58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2" style:family="text">
      <style:text-properties fo:font-variant="normal" fo:text-transform="none" fo:color="#c0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7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0" style:family="text">
      <style:text-properties fo:font-variant="normal" fo:text-transform="none" fo:color="#99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6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 </text:span><text:span text:style-name="T1">a</text:span><text:span text:style-name="T1">n</text:span><text:span text:style-name="T1">d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A</text:span><text:span text:style-name="T1">l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2"><text:line-break/></text:span><text:span text:style-name="T2"><text:line-break/>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y</text:span><text:span text:style-name="T3">st</text:span><text:span text:style-name="T3">e</text:span><text:span text:style-name="T3">m</text:span><text:span text:style-name="T3">s</text:span><text:span text:style-name="T4"><text:line-break/></text:span><text:span text:style-name="T5">N</text:span><text:span text:style-name="T5">o</text:span><text:span text:style-name="T5">v</text:span><text:span text:style-name="T6">. </text:span><text:span text:style-name="T6">2, </text:span><text:span text:style-name="T6">2</text:span><text:span text:style-name="T6">0</text:span><text:span text:style-name="T6">2</text:span><text:span text:style-name="T6">0</text:span><text:span text:style-name="T4"><text:line-break/></text:span><text:span text:style-name="T4"><text:line-break/></text:span><text:span text:style-name="T4"><text:line-break/></text:span><text:span text:style-name="T6">Tr</text:span><text:span text:style-name="T6">o</text:span><text:span text:style-name="T6">el</text:span><text:span text:style-name="T6">s </text:span><text:span text:style-name="T6">H</text:span><text:span text:style-name="T6">e</text:span><text:span text:style-name="T6">n</text:span><text:span text:style-name="T6">ri</text:span><text:span text:style-name="T6">k</text:span><text:span text:style-name="T6">s</text:span><text:span text:style-name="T6">e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</text:span><text:span text:style-name="T7">slides by:</text:span><text:span text:style-name="T8"> </text:span></text:p>
          <text:p text:style-name="P3"><text:span text:style-name="T8">Randal E. </text:span><text:span text:style-name="T8">Bryant </text:span><text:span text:style-name="T8">and David </text:span><text:span text:style-name="T8">R. </text:span><text:span text:style-name="T8">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</text:span><text:span text:style-name="T1">o</text:span><text:span text:style-name="T1">d</text:span><text:span text:style-name="T1">a</text:span><text:span text:style-name="T1">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</text:span><text:span text:style-name="T10">e </text:span><text:span text:style-name="T10">mem</text:span><text:span text:style-name="T10">ory </text:span><text:span text:style-name="T10">syste</text:span><text:span text:style-name="T10">m </text:span><text:span text:style-name="T10">exam</text:span><text:span text:style-name="T10">ple</text:span></text:p>
            </text:list-item>
            <text:list-item>
              <text:p text:style-name="P7"><text:span text:style-name="T11">Case </text:span><text:span text:style-name="T11">study: </text:span><text:span text:style-name="T11">Linux </text:span><text:span text:style-name="T11">mem</text:span><text:span text:style-name="T11">ory </text:span><text:span text:style-name="T11">syste</text:span><text:span text:style-name="T11">m</text:span></text:p>
            </text:list-item>
            <text:list-item>
              <text:p text:style-name="P7"><text:span text:style-name="T11">Mem</text:span><text:span text:style-name="T11">ory </text:span><text:span text:style-name="T11">mapp</text:span><text:span text:style-name="T11">ing</text:span></text:p>
            </text:list-item>
            <text:list-item>
              <text:p text:style-name="P7"><text:span text:style-name="T11">Dyna</text:span><text:span text:style-name="T11">mic </text:span><text:span text:style-name="T11">Alloca</text:span><text:span text:style-name="T11">tion</text:span></text:p>
            </text:list-item>
            <text:list-item>
              <text:p text:style-name="P7"><text:span text:style-name="T11">Bonus</text:span><text:span text:style-name="T11">: </text:span><text:span text:style-name="T11">Implic</text:span><text:span text:style-name="T11">it </text:span><text:span text:style-name="T11">Free </text:span><text:span text:style-name="T11">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</text:span><text:span text:style-name="T10">a</text:span><text:span text:style-name="T10">s</text:span><text:span text:style-name="T10">i</text:span><text:span text:style-name="T10">c</text:span><text:span text:style-name="T10"> 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</text:span><text:span text:style-name="T12"> </text:span><text:span text:style-name="T12">=</text:span><text:span text:style-name="T12"> </text:span><text:span text:style-name="T12">2</text:span><text:span text:style-name="T13">n</text:span><text:span text:style-name="T13"> </text:span><text:span text:style-name="T14">: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text:span text:style-name="T14">o</text:span><text:span text:style-name="T14">f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i</text:span><text:span text:style-name="T14">n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      </text:list-item>
                <text:list-item>
                  <text:p text:style-name="P9"><text:span text:style-name="T12">M</text:span><text:span text:style-name="T12"> </text:span><text:span text:style-name="T12">=</text:span><text:span text:style-name="T12"> </text:span><text:span text:style-name="T12">2</text:span><text:span text:style-name="T13">m</text:span><text:span text:style-name="T13"> </text:span><text:span text:style-name="T14">: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text:span text:style-name="T14">o</text:span><text:span text:style-name="T14">f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i</text:span><text:span text:style-name="T14">n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      </text:list-item>
                <text:list-item>
                  <text:p text:style-name="P9"><text:span text:style-name="T12">P</text:span><text:span text:style-name="T12"> </text:span><text:span text:style-name="T12">=</text:span><text:span text:style-name="T12"> </text:span><text:span text:style-name="T12">2</text:span><text:span text:style-name="T13">p</text:span><text:span text:style-name="T13"> </text:span><text:span text:style-name="T12"><text:s/></text:span><text:span text:style-name="T14">: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s</text:span><text:span text:style-name="T14">i</text:span><text:span text:style-name="T14">z</text:span><text:span text:style-name="T14">e</text:span><text:span text:style-name="T14"> </text:span><text:span text:style-name="T14">(</text:span><text:span text:style-name="T14">b</text:span><text:span text:style-name="T14">y</text:span><text:span text:style-name="T14">t</text:span><text:span text:style-name="T14">e</text:span><text:span text:style-name="T14">s</text:span><text:span text:style-name="T14">)</text:span></text:p>
                </text:list-item>
              </text:list>
            </text:list-item>
            <text:list-item>
              <text:p text:style-name="P7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(</text:span><text:span text:style-name="T10">V</text:span><text:span text:style-name="T10">A</text:span><text:span text:style-name="T10">)</text:span></text:p>
              <text:list>
                <text:list-item>
                  <text:p text:style-name="P9"><text:span text:style-name="T12">T</text:span><text:span text:style-name="T12">L</text:span><text:span text:style-name="T12">B</text:span><text:span text:style-name="T12">I</text:span><text:span text:style-name="T14">:</text:span><text:span text:style-name="T14"> </text:span><text:span text:style-name="T14">T</text:span><text:span text:style-name="T14">L</text:span><text:span text:style-name="T14">B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/text:p>
                </text:list-item>
                <text:list-item>
                  <text:p text:style-name="P9"><text:span text:style-name="T12">T</text:span><text:span text:style-name="T12">L</text:span><text:span text:style-name="T12">B</text:span><text:span text:style-name="T12">T</text:span><text:span text:style-name="T14">:</text:span><text:span text:style-name="T14"> </text:span><text:span text:style-name="T14">T</text:span><text:span text:style-name="T14">L</text:span><text:span text:style-name="T14">B</text:span><text:span text:style-name="T14"> </text:span><text:span text:style-name="T14">t</text:span><text:span text:style-name="T14">a</text:span><text:span text:style-name="T14">g</text:span></text:p>
                </text:list-item>
                <text:list-item>
                  <text:p text:style-name="P9"><text:span text:style-name="T12">V</text:span><text:span text:style-name="T12">P</text:span><text:span text:style-name="T12">O</text:span><text:span text:style-name="T14">: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/text:p>
                </text:list-item>
                <text:list-item>
                  <text:p text:style-name="P9"><text:span text:style-name="T12">V</text:span><text:span text:style-name="T12">P</text:span><text:span text:style-name="T12">N</text:span><text:span text:style-name="T14">: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/text:p>
                </text:list-item>
              </text:list>
            </text:list-item>
            <text:list-item>
              <text:p text:style-name="P7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a</text:span><text:span text:style-name="T10">l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(</text:span><text:span text:style-name="T10">P</text:span><text:span text:style-name="T10">A</text:span><text:span text:style-name="T10">)</text:span></text:p>
              <text:list>
                <text:list-item>
                  <text:p text:style-name="P9"><text:span text:style-name="T12">P</text:span><text:span text:style-name="T12">P</text:span><text:span text:style-name="T12">O</text:span><text:span text:style-name="T14">: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text:span text:style-name="T14">(</text:span><text:span text:style-name="T14">s</text:span><text:span text:style-name="T14">a</text:span><text:span text:style-name="T14">m</text:span><text:span text:style-name="T14">e</text:span><text:span text:style-name="T14"> </text:span><text:span text:style-name="T14">a</text:span><text:span text:style-name="T14">s</text:span><text:span text:style-name="T14"> </text:span><text:span text:style-name="T14">V</text:span><text:span text:style-name="T14">P</text:span><text:span text:style-name="T14">O</text:span><text:span text:style-name="T14">)</text:span></text:p>
                </text:list-item>
                <text:list-item>
                  <text:p text:style-name="P9"><text:span text:style-name="T12">P</text:span><text:span text:style-name="T12">P</text:span><text:span text:style-name="T12">N</text:span><text:span text:style-name="T12">: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/text:p>
                </text:list-item>
                <text:list-item>
                  <text:p text:style-name="P9"><text:span text:style-name="T12">C</text:span><text:span text:style-name="T12">O</text:span><text:span text:style-name="T14">:</text:span><text:span text:style-name="T14"> </text:span><text:span text:style-name="T14">B</text:span><text:span text:style-name="T14">y</text:span><text:span text:style-name="T14">t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i</text:span><text:span text:style-name="T14">n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l</text:span><text:span text:style-name="T14">i</text:span><text:span text:style-name="T14">n</text:span><text:span text:style-name="T14">e</text:span></text:p>
                </text:list-item>
                <text:list-item>
                  <text:p text:style-name="P9"><text:span text:style-name="T12">C</text:span><text:span text:style-name="T12">I</text:span><text:span text:style-name="T12">: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/text:p>
                </text:list-item>
                <text:list-item>
                  <text:p text:style-name="P9"><text:span text:style-name="T12">C</text:span><text:span text:style-name="T12">T</text:span><text:span text:style-name="T14">: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t</text:span><text:span text:style-name="T14">a</text:span><text:span text:style-name="T14">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</text:span><text:span text:style-name="T1">e </text:span><text:span text:style-name="T1">Mem</text:span><text:span text:style-name="T1">ory </text:span><text:span text:style-name="T1">Syste</text:span><text:span text:style-name="T1">m </text:span><text:span text:style-name="T1">Exam</text:span><text:span text:style-name="T1">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</text:span><text:span text:style-name="T10">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</text:span><text:span text:style-name="T14">bit </text:span><text:span text:style-name="T14">virt</text:span><text:span text:style-name="T14">ual </text:span><text:span text:style-name="T14">ad</text:span><text:span text:style-name="T14">dre</text:span><text:span text:style-name="T14">sse</text:span><text:span text:style-name="T14">s</text:span></text:p>
                </text:list-item>
                <text:list-item>
                  <text:p text:style-name="P9"><text:span text:style-name="T14">12-</text:span><text:span text:style-name="T14">bit </text:span><text:span text:style-name="T14">ph</text:span><text:span text:style-name="T14">ysi</text:span><text:span text:style-name="T14">cal </text:span><text:span text:style-name="T14">ad</text:span><text:span text:style-name="T14">dre</text:span><text:span text:style-name="T14">ss</text:span></text:p>
                </text:list-item>
                <text:list-item>
                  <text:p text:style-name="P9"><text:span text:style-name="T14">Pag</text:span><text:span text:style-name="T14">e </text:span><text:span text:style-name="T14">siz</text:span><text:span text:style-name="T14">e = </text:span><text:span text:style-name="T14">64 </text:span><text:span text:style-name="T14">byt</text:span><text:span text:style-name="T14">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</text:span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</text:span><text:span text:style-name="T17">ual </text:span><text:span text:style-name="T17">Page </text:span><text:span text:style-name="T17">Nu</text:span><text:span text:style-name="T17">mbe</text:span><text:span text:style-name="T1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</text:span><text:span text:style-name="T17">ual </text:span><text:span text:style-name="T17">Page </text:span><text:span text:style-name="T17">Offs</text:span><text:span text:style-name="T17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</text:span><text:span text:style-name="T17">ical </text:span><text:span text:style-name="T17">Page </text:span><text:span text:style-name="T17">Nu</text:span><text:span text:style-name="T17">mbe</text:span><text:span text:style-name="T1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</text:span><text:span text:style-name="T17">ical </text:span><text:span text:style-name="T17">Page </text:span><text:span text:style-name="T17">Offs</text:span><text:span text:style-name="T17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</text:span><text:span text:style-name="T1">Si</text:span><text:span text:style-name="T1">m</text:span><text:span text:style-name="T1">p</text:span><text:span text:style-name="T1">l</text:span><text:span text:style-name="T1">e </text:span><text:span text:style-name="T1">M</text:span><text:span text:style-name="T1">e</text:span><text:span text:style-name="T1">m</text:span><text:span text:style-name="T1">o</text:span><text:span text:style-name="T1">r</text:span><text:span text:style-name="T1">y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T</text:span><text:span text:style-name="T1">L</text:span><text:span text:style-name="T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</text:span><text:span text:style-name="T10">6</text:span><text:span text:style-name="T10"> </text:span><text:span text:style-name="T10">e</text:span><text:span text:style-name="T10">n</text:span><text:span text:style-name="T10">t</text:span><text:span text:style-name="T10">r</text:span><text:span text:style-name="T10">i</text:span><text:span text:style-name="T10">e</text:span><text:span text:style-name="T10">s</text:span></text:p>
            </text:list-item>
            <text:list-item>
              <text:p text:style-name="P7"><text:span text:style-name="T10">4</text:span><text:span text:style-name="T10">-</text:span><text:span text:style-name="T10">w</text:span><text:span text:style-name="T10">a</text:span><text:span text:style-name="T10">y</text:span><text:span text:style-name="T10"> </text:span><text:span text:style-name="T10">a</text:span><text:span text:style-name="T10">s</text:span><text:span text:style-name="T10">s</text:span><text:span text:style-name="T10">o</text:span><text:span text:style-name="T10">c</text:span><text:span text:style-name="T10">i</text:span><text:span text:style-name="T10">a</text:span><text:span text:style-name="T10">t</text:span><text:span text:style-name="T10">i</text:span><text:span text:style-name="T10">v</text:span><text:span text:style-name="T10">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</text:span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0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1" draw:text-style-name="P2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1" draw:text-style-name="P2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2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1" draw:text-style-name="P2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1" draw:text-style-name="P2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2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1" draw:text-style-name="P2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2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1" draw:text-style-name="P2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1" draw:text-style-name="P2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1" draw:text-style-name="P2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1" draw:text-style-name="P2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1" draw:text-style-name="P2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1" draw:text-style-name="P2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1" draw:text-style-name="P2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1" draw:text-style-name="P2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2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1" draw:text-style-name="P2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1" draw:text-style-name="P2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1" draw:text-style-name="P2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0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1" draw:layer="layout" svg:width="6.039cm" svg:height="1.453cm" svg:x="9.506cm" svg:y="7.741cm">
          <text:p text:style-name="P30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2" draw:layer="layout" svg:width="6.039cm" svg:height="1.264cm" svg:x="9.506cm" svg:y="11.489cm">
          <text:p text:style-name="P30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32" draw:layer="layout" svg:width="6.039cm" svg:height="1.259cm" svg:x="9.506cm" svg:y="14.122cm">
          <text:p text:style-name="P30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4" draw:layer="layout" svg:width="6.039cm" svg:height="0.748cm" svg:x="9.506cm" svg:y="16.794cm">
          <text:p text:style-name="P30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7" draw:text-style-name="P35" draw:layer="layout" svg:width="6.039cm" svg:height="0.748cm" svg:x="9.506cm" svg:y="16.076cm">
          <text:p text:style-name="P30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0.743cm" svg:x="9.506cm" svg:y="15.357cm">
          <text:p text:style-name="P30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12.354cm" svg:y1="14.1cm" svg:x2="12.355cm" svg:y2="13.434cm">
          <text:p/>
        </draw:line>
        <draw:custom-shape draw:name="CustomShape 11" draw:style-name="gr24" draw:text-style-name="P32" draw:layer="layout" svg:width="6.039cm" svg:height="0.9cm" svg:x="9.506cm" svg:y="9.139cm">
          <text:p text:style-name="P30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12.411cm" svg:y1="10.043cm" svg:x2="12.412cm" svg:y2="10.708cm">
          <text:p/>
        </draw:line>
        <draw:custom-shape draw:name="CustomShape 13" draw:style-name="gr25" draw:text-style-name="P33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0.718cm" svg:height="0.757cm" svg:x="8.89cm" svg:y="18.034cm">
          <text:p text:style-name="P1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2.005cm" svg:height="1.012cm" svg:x="6.828cm" svg:y="9.454cm">
          <text:p text:style-name="P1"><text:span text:style-name="T15">%</text:span><text:span text:style-name="T31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14" draw:layer="layout" svg:x1="8.787cm" svg:y1="10.051cm" svg:x2="9.505cm" svg:y2="10.056cm">
          <text:p/>
        </draw:line>
        <draw:custom-shape draw:name="CustomShape 17" draw:style-name="gr29" draw:text-style-name="P2" draw:layer="layout" svg:width="2.703cm" svg:height="2.536cm" svg:x="16.577cm" svg:y="12.62cm">
          <text:p text:style-name="P1"><text:span text:style-name="T32">Process</text:span></text:p>
          <text:p text:style-name="P1"><text:span text:style-name="T32">virtual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9" draw:text-style-name="P2" draw:layer="layout" svg:width="1.645cm" svg:height="1.012cm" svg:x="7.249cm" svg:y="13.461cm">
          <text:p text:style-name="P1"><text:span text:style-name="T3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14" draw:layer="layout" svg:x1="8.747cm" svg:y1="14.091cm" svg:x2="9.466cm" svg:y2="14.092cm">
          <text:p/>
        </draw:line>
        <draw:custom-shape draw:name="CustomShape 20" draw:style-name="gr23" draw:text-style-name="P31" draw:layer="layout" svg:width="6.039cm" svg:height="1.108cm" svg:x="9.506cm" svg:y="6.64cm">
          <text:p text:style-name="P30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14" draw:layer="layout" svg:width="0.417cm" svg:height="2.44cm" svg:x="8.821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6"><text:span text:style-name="T32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31" draw:layer="layout" svg:width="6.031cm" svg:height="3.674cm" svg:x="9.502cm" svg:y="2.964cm">
          <text:p text:style-name="P30"><text:span text:style-name="T18">Process-specific data</text:span></text:p>
          <text:p text:style-name="P30"><text:span text:style-name="T18"><text:s/></text:span><text:span text:style-name="T18">structs <text:s/>(ptables,</text:span></text:p>
          <text:p text:style-name="P30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" draw:layer="layout" svg:width="2.703cm" svg:height="2.536cm" svg:x="16.682cm" svg:y="4.994cm">
          <text:p text:style-name="P1"><text:span text:style-name="T32">Kernel</text:span></text:p>
          <text:p text:style-name="P1"><text:span text:style-name="T32">virtual 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3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7"><text:span text:style-name="T33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14" draw:layer="layout" svg:width="0.487cm" svg:height="3.228cm" svg:x="8.751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6"><text:span text:style-name="T32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4" draw:text-style-name="P14" draw:layer="layout" svg:x1="9.466cm" svg:y1="9.121cm" svg:x2="15.534cm" svg:y2="9.122cm">
          <text:p/>
        </draw:line>
        <draw:line draw:name="Line 31" draw:style-name="gr30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35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4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4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8"><text:span text:style-name="T34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39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39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8" draw:text-style-name="P14" draw:layer="layout" svg:x1="14.117cm" svg:y1="5.08cm" svg:x2="16.446cm" svg:y2="6.985cm">
          <text:p/>
        </draw:line>
        <draw:line draw:name="Line 31" draw:style-name="gr38" draw:text-style-name="P14" draw:layer="layout" svg:x1="14.117cm" svg:y1="5.715cm" svg:x2="16.446cm" svg:y2="8.466cm">
          <text:p/>
        </draw:line>
        <draw:line draw:name="Line 32" draw:style-name="gr38" draw:text-style-name="P14" draw:layer="layout" svg:x1="14.117cm" svg:y1="10.16cm" svg:x2="16.446cm" svg:y2="10.583cm">
          <text:p/>
        </draw:line>
        <draw:line draw:name="Line 33" draw:style-name="gr38" draw:text-style-name="P14" draw:layer="layout" svg:x1="14.117cm" svg:y1="10.583cm" svg:x2="16.446cm" svg:y2="12.7cm">
          <text:p/>
        </draw:line>
        <draw:line draw:name="Line 34" draw:style-name="gr38" draw:text-style-name="P14" draw:layer="layout" svg:x1="14.117cm" svg:y1="15.24cm" svg:x2="16.446cm" svg:y2="12.7cm">
          <text:p/>
        </draw:line>
        <draw:line draw:name="Line 35" draw:style-name="gr38" draw:text-style-name="P14" draw:layer="layout" svg:x1="14.117cm" svg:y1="15.875cm" svg:x2="16.446cm" svg:y2="15.876cm">
          <text:p/>
        </draw:line>
        <draw:line draw:name="Line 36" draw:style-name="gr39" draw:text-style-name="P14" draw:layer="layout" svg:x1="11.158cm" svg:y1="8.255cm" svg:x2="10.515cm" svg:y2="8.259cm">
          <text:p/>
        </draw:line>
        <draw:line draw:name="Line 37" draw:style-name="gr39" draw:text-style-name="P14" draw:layer="layout" svg:x1="10.519cm" svg:y1="8.255cm" svg:x2="10.523cm" svg:y2="9.736cm">
          <text:p/>
        </draw:line>
        <draw:line draw:name="Line 38" draw:style-name="gr38" draw:text-style-name="P14" draw:layer="layout" svg:x1="10.519cm" svg:y1="9.736cm" svg:x2="11.154cm" svg:y2="9.741cm">
          <text:p/>
        </draw:line>
        <draw:line draw:name="Line 39" draw:style-name="gr39" draw:text-style-name="P14" draw:layer="layout" svg:x1="11.158cm" svg:y1="13.123cm" svg:x2="10.515cm" svg:y2="13.127cm">
          <text:p/>
        </draw:line>
        <draw:line draw:name="Line 40" draw:style-name="gr39" draw:text-style-name="P14" draw:layer="layout" svg:x1="10.519cm" svg:y1="13.123cm" svg:x2="10.523cm" svg:y2="14.816cm">
          <text:p/>
        </draw:line>
        <draw:line draw:name="Line 41" draw:style-name="gr38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0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1"><text:span text:style-name="T35">pgd: </text:span></text:p>
            </text:list-item>
          </text:list>
          <text:list text:style-name="L4">
            <text:list-item>
              <text:list>
                <text:list-item>
                  <text:p text:style-name="P42"><text:span text:style-name="T24">Page global directory address</text:span></text:p>
                </text:list-item>
                <text:list-item>
                  <text:p text:style-name="P42"><text:span text:style-name="T24">Points to L1 page table</text:span></text:p>
                </text:list-item>
              </text:list>
            </text:list-item>
            <text:list-item>
              <text:p text:style-name="P41"><text:span text:style-name="T35">vm_prot:</text:span></text:p>
              <text:list>
                <text:list-item>
                  <text:p text:style-name="P42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1"><text:span text:style-name="T35">vm_flags</text:span></text:p>
              <text:list>
                <text:list-item>
                  <text:p text:style-name="P42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0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40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1" draw:text-style-name="P14" draw:layer="layout" svg:x1="12.065cm" svg:y1="9.339cm" svg:x2="14.393cm" svg:y2="9.344cm">
          <text:p/>
        </draw:line>
        <draw:custom-shape draw:name="CustomShape 3" draw:style-name="gr12" draw:text-style-name="P2" draw:layer="layout" svg:width="1.562cm" svg:height="0.92cm" svg:x="12.451cm" svg:y="8.678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5" draw:layer="layout" svg:width="0.845cm" svg:height="0.845cm" svg:x="12.912cm" svg:y="8.043cm">
          <text:p text:style-name="P44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41" draw:text-style-name="P14" draw:layer="layout" svg:x1="12.065cm" svg:y1="15.037cm" svg:x2="14.393cm" svg:y2="15.042cm">
          <text:p/>
        </draw:line>
        <draw:custom-shape draw:name="CustomShape 6" draw:style-name="gr12" draw:text-style-name="P2" draw:layer="layout" svg:width="1.732cm" svg:height="0.92cm" svg:x="12.459cm" svg:y="14.39cm">
          <text:p text:style-name="P43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5" draw:layer="layout" svg:width="0.845cm" svg:height="0.845cm" svg:x="12.912cm" svg:y="13.556cm">
          <text:p text:style-name="P44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41" draw:text-style-name="P14" draw:layer="layout" svg:x1="12.065cm" svg:y1="11.876cm" svg:x2="14.393cm" svg:y2="11.88cm">
          <text:p/>
        </draw:line>
        <draw:custom-shape draw:name="CustomShape 9" draw:style-name="gr12" draw:text-style-name="P2" draw:layer="layout" svg:width="1.562cm" svg:height="0.92cm" svg:x="12.451cm" svg:y="11.215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45" draw:layer="layout" svg:width="0.845cm" svg:height="0.845cm" svg:x="12.912cm" svg:y="10.381cm">
          <text:p text:style-name="P44"><text:span text:style-name="T36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5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8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39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39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8" draw:text-style-name="P14" draw:layer="layout" svg:x1="4.242cm" svg:y1="5.08cm" svg:x2="6.57cm" svg:y2="6.985cm">
          <text:p/>
        </draw:line>
        <draw:line draw:name="Line 33" draw:style-name="gr38" draw:text-style-name="P14" draw:layer="layout" svg:x1="4.242cm" svg:y1="5.715cm" svg:x2="6.57cm" svg:y2="8.466cm">
          <text:p/>
        </draw:line>
        <draw:line draw:name="Line 34" draw:style-name="gr38" draw:text-style-name="P14" draw:layer="layout" svg:x1="4.242cm" svg:y1="10.16cm" svg:x2="6.57cm" svg:y2="10.583cm">
          <text:p/>
        </draw:line>
        <draw:line draw:name="Line 35" draw:style-name="gr38" draw:text-style-name="P14" draw:layer="layout" svg:x1="4.242cm" svg:y1="10.583cm" svg:x2="6.57cm" svg:y2="12.7cm">
          <text:p/>
        </draw:line>
        <draw:line draw:name="Line 36" draw:style-name="gr38" draw:text-style-name="P14" draw:layer="layout" svg:x1="4.242cm" svg:y1="15.24cm" svg:x2="6.57cm" svg:y2="12.7cm">
          <text:p/>
        </draw:line>
        <draw:line draw:name="Line 37" draw:style-name="gr38" draw:text-style-name="P14" draw:layer="layout" svg:x1="4.242cm" svg:y1="15.663cm" svg:x2="6.57cm" svg:y2="15.875cm">
          <text:p/>
        </draw:line>
        <draw:line draw:name="Line 38" draw:style-name="gr39" draw:text-style-name="P14" draw:layer="layout" svg:x1="1.283cm" svg:y1="8.255cm" svg:x2="0.639cm" svg:y2="8.259cm">
          <text:p/>
        </draw:line>
        <draw:line draw:name="Line 39" draw:style-name="gr39" draw:text-style-name="P14" draw:layer="layout" svg:x1="0.643cm" svg:y1="8.255cm" svg:x2="0.648cm" svg:y2="9.736cm">
          <text:p/>
        </draw:line>
        <draw:line draw:name="Line 40" draw:style-name="gr38" draw:text-style-name="P14" draw:layer="layout" svg:x1="0.643cm" svg:y1="9.736cm" svg:x2="1.278cm" svg:y2="9.741cm">
          <text:p/>
        </draw:line>
        <draw:line draw:name="Line 41" draw:style-name="gr39" draw:text-style-name="P14" draw:layer="layout" svg:x1="1.283cm" svg:y1="13.123cm" svg:x2="0.639cm" svg:y2="13.127cm">
          <text:p/>
        </draw:line>
        <draw:line draw:name="Line 42" draw:style-name="gr39" draw:text-style-name="P14" draw:layer="layout" svg:x1="0.643cm" svg:y1="13.123cm" svg:x2="0.648cm" svg:y2="14.816cm">
          <text:p/>
        </draw:line>
        <draw:line draw:name="Line 43" draw:style-name="gr38" draw:text-style-name="P14" draw:layer="layout" svg:x1="0.643cm" svg:y1="14.816cm" svg:x2="1.278cm" svg:y2="14.821cm">
          <text:p/>
        </draw:line>
        <draw:custom-shape draw:name="CustomShape 44" draw:style-name="gr35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3" draw:text-style-name="P2" xml:id="id1" draw:id="id1" draw:layer="layout" svg:width="8.219cm" svg:height="1.774cm" svg:x="15.403cm" svg:y="8.255cm">
          <text:p text:style-name="P1"><text:span text:style-name="T37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3" draw:text-style-name="P2" xml:id="id3" draw:id="id3" draw:layer="layout" svg:width="5.252cm" svg:height="1.012cm" svg:x="15.383cm" svg:y="11.251cm">
          <text:p text:style-name="P1"><text:span text:style-name="T38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4" draw:text-style-name="P2" xml:id="id2" draw:id="id2" draw:layer="layout" svg:width="9.406cm" svg:height="3.298cm" svg:x="15.357cm" svg:y="13.547cm">
          <text:p text:style-name="P1"><text:span text:style-name="T38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39">memory mapping</text:span><text:span text:style-name="T40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1">backed by </text:span><text:span text:style-name="T10">(i.e., get its initial values from) :</text:span></text:p>
              <text:list>
                <text:list-item>
                  <text:p text:style-name="P9"><text:span text:style-name="T39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39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39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39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2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2.263cm" svg:height="1.775cm" svg:x="6.056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2.945cm" svg:y1="9.213cm" svg:x2="6.544cm" svg:y2="7.943cm">
          <text:p/>
        </draw:line>
        <draw:line draw:name="Line 14" draw:style-name="gr48" draw:text-style-name="P14" draw:layer="layout" svg:x1="2.945cm" svg:y1="10.695cm" svg:x2="6.544cm" svg:y2="9.425cm">
          <text:p/>
        </draw:line>
        <draw:custom-shape draw:name="CustomShape 15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2" draw:layer="layout" svg:width="2.263cm" svg:height="1.775cm" svg:x="6.193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7.602cm" svg:y1="15.352cm" svg:x2="11.2cm" svg:y2="10.483cm">
          <text:p/>
        </draw:line>
        <draw:line draw:name="Line 14" draw:style-name="gr48" draw:text-style-name="P14" draw:layer="layout" svg:x1="7.602cm" svg:y1="16.833cm" svg:x2="11.2cm" svg:y2="11.965cm">
          <text:p/>
        </draw:line>
        <draw:line draw:name="Line 15" draw:style-name="gr48" draw:text-style-name="P14" draw:layer="layout" svg:x1="2.945cm" svg:y1="9.213cm" svg:x2="6.544cm" svg:y2="7.943cm">
          <text:p/>
        </draw:line>
        <draw:line draw:name="Line 16" draw:style-name="gr48" draw:text-style-name="P14" draw:layer="layout" svg:x1="2.945cm" svg:y1="10.695cm" svg:x2="6.544cm" svg:y2="9.425cm">
          <text:p/>
        </draw:line>
        <draw:line draw:name="Line 17" draw:style-name="gr48" draw:text-style-name="P14" draw:layer="layout" svg:x1="11.2cm" svg:y1="10.483cm" svg:x2="7.602cm" svg:y2="7.943cm">
          <text:p/>
        </draw:line>
        <draw:line draw:name="Line 18" draw:style-name="gr48" draw:text-style-name="P14" draw:layer="layout" svg:x1="11.2cm" svg:y1="11.965cm" svg:x2="7.602cm" svg:y2="9.425cm">
          <text:p/>
        </draw:line>
        <draw:custom-shape draw:name="CustomShape 19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4">Process 2 maps the shared object. </text:span></text:p>
            </text:list-item>
            <text:list-item>
              <text:p text:style-name="P7"><text:span text:style-name="T44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2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14cm" svg:y="16.84cm">
          <text:p text:style-name="P30"><text:span text:style-name="T43">Private 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37cm" svg:y2="10.483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8cm" svg:y2="7.943cm">
          <text:p/>
        </draw:line>
        <draw:line draw:name="Line 17" draw:style-name="gr48" draw:text-style-name="P14" draw:layer="layout" svg:x1="2.982cm" svg:y1="10.695cm" svg:x2="6.58cm" svg:y2="9.425cm">
          <text:p/>
        </draw:line>
        <draw:line draw:name="Line 18" draw:style-name="gr48" draw:text-style-name="P14" draw:layer="layout" svg:x1="11.237cm" svg:y1="10.483cm" svg:x2="7.638cm" svg:y2="7.943cm">
          <text:p/>
        </draw:line>
        <draw:line draw:name="Line 19" draw:style-name="gr48" draw:text-style-name="P14" draw:layer="layout" svg:x1="11.237cm" svg:y1="11.965cm" svg:x2="7.638cm" svg:y2="9.425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2" draw:layer="layout" svg:width="3.906cm" svg:height="2.537cm" svg:x="13.174cm" svg:y="9.961cm">
          <text:p text:style-name="P1"><text:span text:style-name="T43"><text:s/></text:span><text:span text:style-name="T43">Private</text:span></text:p>
          <text:p text:style-name="P1"><text:span text:style-name="T43">copy-on-write</text:span></text:p>
          <text:p text:style-name="P1"><text:span text:style-name="T43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67cm" svg:y="16.84cm">
          <text:p text:style-name="P30"><text:span text:style-name="T43">Private <text:s/>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54cm" svg:y2="10.572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98cm" svg:y2="8.032cm">
          <text:p/>
        </draw:line>
        <draw:line draw:name="Line 17" draw:style-name="gr48" draw:text-style-name="P14" draw:layer="layout" svg:x1="2.982cm" svg:y1="10.695cm" svg:x2="6.598cm" svg:y2="9.513cm">
          <text:p/>
        </draw:line>
        <draw:line draw:name="Line 18" draw:style-name="gr48" draw:text-style-name="P14" draw:layer="layout" svg:x1="11.237cm" svg:y1="10.483cm" svg:x2="7.656cm" svg:y2="8.032cm">
          <text:p/>
        </draw:line>
        <draw:line draw:name="Line 19" draw:style-name="gr48" draw:text-style-name="P14" draw:layer="layout" svg:x1="11.254cm" svg:y1="11.63cm" svg:x2="7.656cm" svg:y2="9.09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0" draw:text-style-name="P47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6" draw:text-style-name="P2" draw:layer="layout" svg:width="3.233cm" svg:height="0.843cm" svg:x="7.889cm" svg:y="8.626cm">
          <text:p text:style-name="P30"><text:span text:style-name="T45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" draw:text-style-name="P46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1" draw:text-style-name="P48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1" draw:text-style-name="P48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8" draw:text-style-name="P14" draw:layer="layout" svg:x1="11.254cm" svg:y1="11.63cm" svg:x2="7.656cm" svg:y2="10.995cm">
          <text:p/>
        </draw:line>
        <draw:line draw:name="Line 28" draw:style-name="gr48" draw:text-style-name="P14" draw:layer="layout" svg:x1="11.254cm" svg:y1="12.053cm" svg:x2="7.656cm" svg:y2="11.418cm">
          <text:p/>
        </draw:line>
        <draw:custom-shape draw:name="CustomShape 29" draw:style-name="gr46" draw:text-style-name="P2" draw:layer="layout" svg:width="4.253cm" svg:height="2.537cm" svg:x="13.127cm" svg:y="10.661cm">
          <text:p text:style-name="P30"><text:span text:style-name="T43">Write to private</text:span></text:p>
          <text:p text:style-name="P30"><text:span text:style-name="T43">copy-on-write</text:span></text:p>
          <text:p text:style-name="P30"><text:span text:style-name="T43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2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49"><text:span text:style-name="T10"/></text:p>
          <text:list text:continue-numbering="true" text:style-name="L2">
            <text:list-item>
              <text:p text:style-name="P50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1"><text:span text:style-name="T14">Create exact copies of current </text:span><text:span text:style-name="T47">mm_struct</text:span><text:span text:style-name="T14">, </text:span><text:span text:style-name="T47">vm_area_struct</text:span><text:span text:style-name="T14">, and page tables. </text:span></text:p>
                </text:list-item>
                <text:list-item>
                  <text:p text:style-name="P51"><text:span text:style-name="T14">Flag each page in both processes as read-only</text:span></text:p>
                </text:list-item>
                <text:list-item>
                  <text:p text:style-name="P51"><text:span text:style-name="T14">Flag each </text:span><text:span text:style-name="T47">vm_area_struct </text:span><text:span text:style-name="T14">in both processes as private COW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50"><text:span text:style-name="T10">On return, each process has exact copy of virtual memory</text:span></text:p>
            </text:list-item>
          </text:list>
          <text:p text:style-name="P50"><text:span text:style-name="T10"/></text:p>
          <text:list text:continue-numbering="true" text:style-name="L3">
            <text:list-item>
              <text:p text:style-name="P50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7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53" draw:layer="layout" svg:width="6.039cm" svg:height="1.771cm" svg:x="4.207cm" svg:y="7.298cm">
          <text:p text:style-name="P30"><text:span text:style-name="T45">Memory mapped region </text:span></text:p>
          <text:p text:style-name="P30"><text:span text:style-name="T45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35" draw:layer="layout" svg:width="6.039cm" svg:height="1.766cm" svg:x="4.207cm" svg:y="10.989cm">
          <text:p text:style-name="P30"><text:span text:style-name="T45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54" draw:layer="layout" svg:width="6.039cm" svg:height="1.052cm" svg:x="4.207cm" svg:y="14.737cm">
          <text:p text:style-name="P30"><text:span text:style-name="T45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4" draw:layer="layout" svg:width="6.039cm" svg:height="1.048cm" svg:x="4.207cm" svg:y="13.732cm">
          <text:p text:style-name="P30"><text:span text:style-name="T45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1.043cm" svg:x="4.207cm" svg:y="12.722cm">
          <text:p text:style-name="P30"><text:span text:style-name="T45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7.055cm" svg:y1="11.028cm" svg:x2="7.056cm" svg:y2="10.093cm">
          <text:p/>
        </draw:line>
        <draw:custom-shape draw:name="CustomShape 11" draw:style-name="gr27" draw:text-style-name="P35" draw:layer="layout" svg:width="6.039cm" svg:height="0.889cm" svg:x="4.207cm" svg:y="4.035cm">
          <text:p text:style-name="P30"><text:span text:style-name="T45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7.086cm" svg:y1="7.311cm" svg:x2="7.087cm" svg:y2="6.38cm">
          <text:p/>
        </draw:line>
        <draw:line draw:name="Line 13" draw:style-name="gr28" draw:text-style-name="P14" draw:layer="layout" svg:x1="7.112cm" svg:y1="4.925cm" svg:x2="7.113cm" svg:y2="5.86cm">
          <text:p/>
        </draw:line>
        <draw:custom-shape draw:name="CustomShape 14" draw:style-name="gr25" draw:text-style-name="P33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0.726cm" svg:height="0.842cm" svg:x="3.662cm" svg:y="16.298cm">
          <text:p text:style-name="P30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3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3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3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3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6" draw:text-style-name="P2" draw:layer="layout" svg:width="4.591cm" svg:height="0.843cm" svg:x="10.931cm" svg:y="4.001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5"><text:span text:style-name="T45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53" draw:layer="layout" svg:width="2.538cm" svg:height="0.633cm" svg:x="0.247cm" svg:y="7.598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53" draw:layer="layout" svg:width="2.538cm" svg:height="0.633cm" svg:x="0.247cm" svg:y="8.233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2" draw:text-style-name="P14" draw:layer="layout" svg:x1="2.786cm" svg:y1="7.809cm" svg:x2="4.268cm" svg:y2="7.81cm">
          <text:p/>
        </draw:line>
        <draw:line draw:name="Line 26" draw:style-name="gr52" draw:text-style-name="P14" draw:layer="layout" svg:x1="2.786cm" svg:y1="8.656cm" svg:x2="4.268cm" svg:y2="8.657cm">
          <text:p/>
        </draw:line>
        <draw:custom-shape draw:name="CustomShape 27" draw:style-name="gr46" draw:text-style-name="P2" draw:layer="layout" svg:width="4.215cm" svg:height="0.843cm" svg:x="10.887cm" svg:y="7.811cm">
          <text:p text:style-name="P1"><text:span text:style-name="T48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" draw:layer="layout" svg:width="4.591cm" svg:height="0.843cm" svg:x="10.931cm" svg:y="11.40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" draw:layer="layout" svg:width="4.591cm" svg:height="0.843cm" svg:x="10.931cm" svg:y="12.67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" draw:layer="layout" svg:width="4.181cm" svg:height="0.843cm" svg:x="10.878cm" svg:y="14.372cm">
          <text:p text:style-name="P1"><text:span text:style-name="T48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5"><text:span text:style-name="T45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6" draw:text-style-name="P34" draw:layer="layout" svg:width="2.538cm" svg:height="0.633cm" svg:x="0.247cm" svg:y="14.16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7" draw:text-style-name="P54" draw:layer="layout" svg:width="2.538cm" svg:height="0.633cm" svg:x="0.247cm" svg:y="14.795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2" draw:text-style-name="P14" draw:layer="layout" svg:x1="2.786cm" svg:y1="14.371cm" svg:x2="4.268cm" svg:y2="14.372cm">
          <text:p/>
        </draw:line>
        <draw:line draw:name="Line 35" draw:style-name="gr52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text:p text:style-name="P57"><text:span text:style-name="T12"/></text:p>
          <text:list text:style-name="L2">
            <text:list-item>
              <text:p text:style-name="P50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8"><text:span text:style-name="T50">start</text:span><text:span text:style-name="T47">:</text:span><text:span text:style-name="T14"> may be 0 for “pick an address”</text:span></text:p>
                </text:list-item>
                <text:list-item>
                  <text:p text:style-name="P58"><text:span text:style-name="T50">prot</text:span><text:span text:style-name="T14">: PROT_READ, PROT_WRITE, ...</text:span></text:p>
                </text:list-item>
                <text:list-item>
                  <text:p text:style-name="P58"><text:span text:style-name="T50">flags</text:span><text:span text:style-name="T14">: MAP_ANON, MAP_PRIVATE, MAP_SHARED, ...</text:span></text:p>
                </text:list-item>
              </text:list>
            </text:list-item>
          </text:list>
          <text:p text:style-name="P50"><text:span text:style-name="T12"/></text:p>
          <text:list text:continue-numbering="true" text:style-name="L3">
            <text:list-item>
              <text:p text:style-name="P50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0" draw:text-style-name="P14" draw:layer="layout" svg:x1="8.466cm" svg:y1="10.371cm" svg:x2="15.663cm" svg:y2="7.196cm">
          <text:p/>
        </draw:line>
        <draw:line draw:name="Line 8" draw:style-name="gr60" draw:text-style-name="P14" draw:layer="layout" svg:x1="8.466cm" svg:y1="13.546cm" svg:x2="15.663cm" svg:y2="10.371cm">
          <text:p/>
        </draw:line>
        <draw:custom-shape draw:name="CustomShape 9" draw:style-name="gr47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3" draw:text-style-name="P2" draw:layer="layout" svg:width="3.787cm" svg:height="1.097cm" svg:x="19.28cm" svg:y="8.231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1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3" draw:text-style-name="P2" draw:layer="layout" svg:width="2.619cm" svg:height="1.097cm" svg:x="20.122cm" svg:y="9.825cm">
          <text:p text:style-name="P1"><text:span text:style-name="T5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5.142cm" svg:height="1.774cm" svg:x="18.854cm" svg:y="10.716cm">
          <text:p text:style-name="P30"><text:span text:style-name="T16">(or address </text:span></text:p>
          <text:p text:style-name="P30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7.377cm" svg:height="1.097cm" svg:x="13.451cm" svg:y="16.754cm">
          <text:p text:style-name="P1"><text:span text:style-name="T52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6.577cm" svg:height="1.944cm" svg:x="3.836cm" svg:y="16.722cm">
          <text:p text:style-name="P30"><text:span text:style-name="T52">Disk file specified by </text:span></text:p>
          <text:p text:style-name="P30"><text:span text:style-name="T52">file descriptor </text:span><text:span text:style-name="T51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7" draw:text-style-name="P14" draw:layer="layout" svg:width="0.633cm" svg:height="3.173cm" svg:x="4.858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3" draw:text-style-name="P2" draw:layer="layout" svg:width="3.787cm" svg:height="1.097cm" svg:x="1.013cm" svg:y="11.4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042cm" svg:height="1.097cm" svg:x="0.44cm" svg:y="12.991cm">
          <text:p text:style-name="P1"><text:span text:style-name="T51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1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3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0.798cm" svg:height="0.842cm" svg:x="4.978cm" svg:y="16.164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3" draw:text-style-name="P2" draw:layer="layout" svg:width="0.798cm" svg:height="0.842cm" svg:x="14.871cm" svg:y="16.087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5.398cm" svg:height="1.678cm" svg:x="0cm" svg:y="1.283cm">
          <text:p text:style-name="P59"><text:span text:style-name="T1">Example: Using </text:span><text:span text:style-name="T46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61" draw:layer="layout" svg:width="12.698cm" svg:height="11.432cm" svg:x="12.277cm" svg:y="6.769cm">
          <text:p text:style-name="P60"><text:span text:style-name="T54">/* mmapcopy driver */</text:span></text:p>
          <text:p text:style-name="P60"><text:span text:style-name="T55">int</text:span><text:span text:style-name="T56"> </text:span><text:span text:style-name="T57">main</text:span><text:span text:style-name="T56">(</text:span><text:span text:style-name="T55">int</text:span><text:span text:style-name="T56"> </text:span><text:span text:style-name="T58">argc</text:span><text:span text:style-name="T56">, </text:span><text:span text:style-name="T55">char</text:span><text:span text:style-name="T56"> **</text:span><text:span text:style-name="T58">argv</text:span><text:span text:style-name="T56">)</text:span></text:p>
          <text:p text:style-name="P60"><text:span text:style-name="T56">{</text:span></text:p>
          <text:p text:style-name="P60"><text:span text:style-name="T56"><text:s text:c="4"/></text:span><text:span text:style-name="T59">struct</text:span><text:span text:style-name="T56"> </text:span><text:span text:style-name="T55">stat</text:span><text:span text:style-name="T56"> </text:span><text:span text:style-name="T58">stat</text:span><text:span text:style-name="T56">;</text:span></text:p>
          <text:p text:style-name="P60"><text:span text:style-name="T56"><text:s text:c="4"/></text:span><text:span text:style-name="T55">int</text:span><text:span text:style-name="T56"> </text:span><text:span text:style-name="T58">fd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4">/* Check for required cmd line arg */</text:span></text:p>
          <text:p text:style-name="P60"><text:span text:style-name="T56"><text:s text:c="4"/></text:span><text:span text:style-name="T59">if</text:span><text:span text:style-name="T56"> (argc != 2) {</text:span></text:p>
          <text:p text:style-name="P60"><text:span text:style-name="T56"><text:s text:c="8"/></text:span><text:span text:style-name="T56">printf(</text:span><text:span text:style-name="T61">"usage: %s &lt;filename&gt;\n"</text:span><text:span text:style-name="T56">,</text:span></text:p>
          <text:p text:style-name="P60"><text:span text:style-name="T56"><text:s text:c="15"/></text:span><text:span text:style-name="T56">argv[0]);</text:span></text:p>
          <text:p text:style-name="P60"><text:span text:style-name="T56"><text:s text:c="8"/></text:span><text:span text:style-name="T56">exit(0);</text:span></text:p>
          <text:p text:style-name="P60"><text:span text:style-name="T56"><text:s text:c="4"/></text:span><text:span text:style-name="T56">}</text:span></text:p>
          <text:p text:style-name="P60"><text:span text:style-name="T60"/></text:p>
          <text:p text:style-name="P60"><text:span text:style-name="T56"><text:s text:c="4"/></text:span><text:span text:style-name="T54">/* Copy input file to stdout */</text:span></text:p>
          <text:p text:style-name="P60"><text:span text:style-name="T56"><text:s text:c="4"/></text:span><text:span text:style-name="T56">fd = Open(argv[1], O_RDONLY, 0);</text:span></text:p>
          <text:p text:style-name="P60"><text:span text:style-name="T56"><text:s text:c="4"/></text:span><text:span text:style-name="T56">Fstat(fd, &amp;stat);</text:span></text:p>
          <text:p text:style-name="P60"><text:span text:style-name="T56"><text:s text:c="4"/></text:span><text:span text:style-name="T56">mmapcopy(fd, stat.st_size);</text:span></text:p>
          <text:p text:style-name="P60"><text:span text:style-name="T56"><text:s text:c="4"/></text:span><text:span text:style-name="T56">exit(0)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4">Copying a file to </text:span><text:span text:style-name="T62">stdout</text:span><text:span text:style-name="T44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61" draw:layer="layout" svg:width="11.085cm" svg:height="11.432cm" svg:x="0.343cm" svg:y="6.769cm">
          <text:p text:style-name="P60"><text:span text:style-name="T63">#include</text:span><text:span text:style-name="T56"> </text:span><text:span text:style-name="T61">"csapp.h"</text:span></text:p>
          <text:p text:style-name="P60"><text:span text:style-name="T60"/></text:p>
          <text:p text:style-name="P60"><text:span text:style-name="T55">void</text:span><text:span text:style-name="T56"> </text:span><text:span text:style-name="T57">mmapcopy</text:span><text:span text:style-name="T56">(</text:span><text:span text:style-name="T55">int</text:span><text:span text:style-name="T56"> </text:span><text:span text:style-name="T58">fd</text:span><text:span text:style-name="T56">, </text:span><text:span text:style-name="T55">int</text:span><text:span text:style-name="T56"> </text:span><text:span text:style-name="T58">size</text:span><text:span text:style-name="T56">)</text:span></text:p>
          <text:p text:style-name="P60"><text:span text:style-name="T56">{</text:span></text:p>
          <text:p text:style-name="P60"><text:span text:style-name="T60"/></text:p>
          <text:p text:style-name="P60"><text:span text:style-name="T56"><text:s text:c="4"/></text:span><text:span text:style-name="T54">/* Ptr to memory mapped area */</text:span></text:p>
          <text:p text:style-name="P60"><text:span text:style-name="T56"><text:s text:c="4"/></text:span><text:span text:style-name="T55">char</text:span><text:span text:style-name="T56"> *</text:span><text:span text:style-name="T58">bufp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6">bufp = Mmap(</text:span><text:span text:style-name="T64">NULL</text:span><text:span text:style-name="T56">, size, </text:span></text:p>
          <text:p text:style-name="P60"><text:span text:style-name="T56"><text:s text:c="16"/></text:span><text:span text:style-name="T56">PROT_READ,</text:span></text:p>
          <text:p text:style-name="P60"><text:span text:style-name="T56"><text:s text:c="16"/></text:span><text:span text:style-name="T56">MAP_PRIVATE, </text:span></text:p>
          <text:p text:style-name="P60"><text:span text:style-name="T56"><text:s text:c="16"/></text:span><text:span text:style-name="T56">fd, 0);</text:span></text:p>
          <text:p text:style-name="P60"><text:span text:style-name="T56"><text:s text:c="4"/></text:span><text:span text:style-name="T56">Write(1, bufp, size);</text:span></text:p>
          <text:p text:style-name="P60"><text:span text:style-name="T56"><text:s text:c="4"/></text:span><text:span text:style-name="T59">return</text:span><text:span text:style-name="T56">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49"><text:span text:style-name="T10"/></text:p>
          <text:p text:style-name="P5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2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2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33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4" draw:layer="layout" svg:width="8.888cm" svg:height="1.815cm" svg:x="11.637cm" svg:y="12.065cm">
          <text:p text:style-name="P62"><text:span text:style-name="T16">Heap (via </text:span><text:span text:style-name="T31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6" draw:text-style-name="P16" draw:layer="layout" svg:width="8.888cm" svg:height="1.1cm" svg:x="11.637cm" svg:y="15.954cm">
          <text:p text:style-name="P62"><text:span text:style-name="T16">Program text (</text:span><text:span text:style-name="T31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6" draw:layer="layout" svg:width="8.888cm" svg:height="1.1cm" svg:x="11.637cm" svg:y="14.896cm">
          <text:p text:style-name="P62"><text:span text:style-name="T16">Initialized data (</text:span><text:span text:style-name="T31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16" draw:layer="layout" svg:width="8.888cm" svg:height="1.1cm" svg:x="11.637cm" svg:y="13.838cm">
          <text:p text:style-name="P62"><text:span text:style-name="T16">Uninitialized data (.</text:span><text:span text:style-name="T31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6" draw:text-style-name="P16" draw:layer="layout" svg:width="8.888cm" svg:height="0.928cm" svg:x="11.637cm" svg:y="9.483cm">
          <text:p text:style-name="P62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3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0.824cm" svg:height="1.02cm" svg:x="10.797cm" svg:y="17.61cm">
          <text:p text:style-name="P6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7" draw:text-style-name="P2" draw:layer="layout" svg:width="3.944cm" svg:height="1.937cm" svg:x="21.591cm" svg:y="11.183cm">
          <text:p text:style-name="P63"><text:span text:style-name="T7">Top of heap</text:span></text:p>
          <text:p text:style-name="P63"><text:span text:style-name="T7"><text:s/></text:span><text:span text:style-name="T7">(</text:span><text:span text:style-name="T51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8" draw:text-style-name="P14" draw:layer="layout" svg:x1="21.614cm" svg:y1="12.21cm" svg:x2="20.547cm" svg:y2="12.214cm">
          <text:p/>
        </draw:line>
        <draw:custom-shape draw:name="CustomShape 13" draw:style-name="gr69" draw:text-style-name="P64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9" draw:text-style-name="P64" draw:layer="layout" svg:width="1.48cm" svg:height="1.207cm" svg:x="13.758cm" svg:y="10.846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70" draw:text-style-name="P16" draw:layer="layout" svg:width="9.735cm" svg:height="1.268cm" svg:x="11.637cm" svg:y="3.784cm">
          <text:p text:style-name="P30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34" draw:layer="layout" svg:width="9.735cm" svg:height="1.268cm" svg:x="11.637cm" svg:y="5.054cm">
          <text:p text:style-name="P30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6" draw:layer="layout" svg:width="9.735cm" svg:height="1.268cm" svg:x="11.637cm" svg:y="6.324cm">
          <text:p text:style-name="P30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2">blocks</text:span><text:span text:style-name="T10">, which are either </text:span><text:span text:style-name="T42">allocated</text:span><text:span text:style-name="T10"> or </text:span><text:span text:style-name="T42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39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7">malloc</text:span><text:span text:style-name="T14"> and </text:span><text:span text:style-name="T47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39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F#, SML, Haskell, Futhark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in CompSys</text:span></text:p>
              <text:list>
                <text:list-item>
                  <text:p text:style-name="P7"><text:span text:style-name="T10">Implicit allocation </text:span><text:span text:style-name="T66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6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5"><text:span text:style-name="T50">#include &lt;stdlib.h&gt;</text:span></text:p>
          <text:p text:style-name="P66"><text:span text:style-name="T50">void *malloc(size_t size)</text:span></text:p>
          <text:list text:style-name="L6">
            <text:list-item>
              <text:list>
                <text:list-item>
                  <text:p text:style-name="P51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1"><text:span text:style-name="T14">Returns a pointer to a memory block of at least </text:span><text:span text:style-name="T50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1"><text:span text:style-name="T14">If </text:span><text:span text:style-name="T50">size == 0</text:span><text:span text:style-name="T14">, returns NULL</text:span></text:p>
                    </text:list-item>
                  </text:list>
                </text:list-item>
                <text:list-item>
                  <text:p text:style-name="P51"><text:span text:style-name="T14">Unsuccessful: returns NULL (0) and sets </text:span><text:span text:style-name="T50">errno</text:span></text:p>
                </text:list-item>
              </text:list>
            </text:list-item>
          </text:list>
          <text:p text:style-name="P66"><text:span text:style-name="T50">void free(void *p)</text:span></text:p>
          <text:list text:continue-numbering="true" text:style-name="L7">
            <text:list-item>
              <text:list>
                <text:list-item>
                  <text:p text:style-name="P51"><text:span text:style-name="T14">Returns the block pointed at by </text:span><text:span text:style-name="T50">p</text:span><text:span text:style-name="T14"> to pool of available memory</text:span></text:p>
                </text:list-item>
                <text:list-item>
                  <text:p text:style-name="P51"><text:span text:style-name="T50">p</text:span><text:span text:style-name="T14"> must come from a previous call to </text:span><text:span text:style-name="T50">malloc </text:span><text:span text:style-name="T14">or </text:span><text:span text:style-name="T50">realloc</text:span></text:p>
                </text:list-item>
              </text:list>
            </text:list-item>
          </text:list>
          <text:p text:style-name="P66"><text:span text:style-name="T12">Other functions</text:span></text:p>
          <text:list text:continue-numbering="true" text:style-name="L7">
            <text:list-item>
              <text:list>
                <text:list-item>
                  <text:p text:style-name="P51"><text:span text:style-name="T50">calloc</text:span><text:span text:style-name="T12">:</text:span><text:span text:style-name="T14"> Version of </text:span><text:span text:style-name="T50">malloc</text:span><text:span text:style-name="T14"> that initializes allocated block to zero. </text:span></text:p>
                </text:list-item>
                <text:list-item>
                  <text:p text:style-name="P51"><text:span text:style-name="T50">realloc:</text:span><text:span text:style-name="T14"> Changes the size of a previously allocated block.</text:span></text:p>
                </text:list-item>
                <text:list-item>
                  <text:p text:style-name="P51"><text:span text:style-name="T50">sbrk</text:span><text:span text:style-name="T12">:</text:span><text:span text:style-name="T14"> Used internally by allocators to grow or shrink the heap</text:span></text:p>
                </text:list-item>
              </text:list>
            </text:list-item>
          </text:list>
          <text:p text:style-name="P5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33cm" svg:y="1.108cm">
          <text:p text:style-name="P6"><text:span text:style-name="T46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61" draw:layer="layout" svg:width="22.435cm" svg:height="14.456cm" svg:x="1.482cm" svg:y="3.175cm">
          <text:p text:style-name="P60"><text:span text:style-name="T67">#include</text:span><text:span text:style-name="T68"> </text:span><text:span text:style-name="T69">&lt;stdio.h&gt;</text:span></text:p>
          <text:p text:style-name="P60"><text:span text:style-name="T67">#include</text:span><text:span text:style-name="T68"> </text:span><text:span text:style-name="T69">&lt;stdlib.h&gt;</text:span></text:p>
          <text:p text:style-name="P60"><text:span text:style-name="T70"/></text:p>
          <text:p text:style-name="P60"><text:span text:style-name="T71">void</text:span><text:span text:style-name="T68"> </text:span><text:span text:style-name="T72">foo</text:span><text:span text:style-name="T68">(</text:span><text:span text:style-name="T71">int</text:span><text:span text:style-name="T68"> </text:span><text:span text:style-name="T73">n</text:span><text:span text:style-name="T68">) {</text:span></text:p>
          <text:p text:style-name="P60"><text:span text:style-name="T68"><text:s text:c="4"/></text:span><text:span text:style-name="T71">int</text:span><text:span text:style-name="T68"> </text:span><text:span text:style-name="T73">i</text:span><text:span text:style-name="T68">, *</text:span><text:span text:style-name="T73">p</text:span><text:span text:style-name="T68">;</text:span></text:p>
          <text:p text:style-name="P60"><text:span text:style-name="T70"/></text:p>
          <text:p text:style-name="P60"><text:span text:style-name="T68"><text:s text:c="4"/></text:span><text:span text:style-name="T74">/* Allocate a block of n ints */</text:span></text:p>
          <text:p text:style-name="P60"><text:span text:style-name="T68"><text:s text:c="4"/></text:span><text:span text:style-name="T68">p = (</text:span><text:span text:style-name="T71">int</text:span><text:span text:style-name="T68"> *) malloc(n * </text:span><text:span text:style-name="T75">sizeof</text:span><text:span text:style-name="T68">(</text:span><text:span text:style-name="T71">int</text:span><text:span text:style-name="T68">));</text:span></text:p>
          <text:p text:style-name="P60"><text:span text:style-name="T68"><text:s text:c="4"/></text:span><text:span text:style-name="T75">if</text:span><text:span text:style-name="T68"> (p == </text:span><text:span text:style-name="T76">NULL</text:span><text:span text:style-name="T68">) {</text:span></text:p>
          <text:p text:style-name="P60"><text:span text:style-name="T68"><text:s text:c="8"/></text:span><text:span text:style-name="T68">perror(</text:span><text:span text:style-name="T69">"malloc"</text:span><text:span text:style-name="T68">);</text:span></text:p>
          <text:p text:style-name="P60"><text:span text:style-name="T68"><text:s text:c="8"/></text:span><text:span text:style-name="T68">exit(0);</text:span></text:p>
          <text:p text:style-name="P60"><text:span text:style-name="T68"><text:s text:c="4"/></text:span><text:span text:style-name="T68">}</text:span></text:p>
          <text:p text:style-name="P60"><text:span text:style-name="T70"/></text:p>
          <text:p text:style-name="P60"><text:span text:style-name="T68"><text:s text:c="4"/></text:span><text:span text:style-name="T74">/* Initialize allocated block */</text:span></text:p>
          <text:p text:style-name="P60"><text:span text:style-name="T68"><text:s text:c="4"/></text:span><text:span text:style-name="T75">for</text:span><text:span text:style-name="T68"> (i=0; i&lt;n; i++)</text:span></text:p>
          <text:p text:style-name="P60"><text:span text:style-name="T68"><text:tab/></text:span><text:span text:style-name="T68">p[i] = i;</text:span></text:p>
          <text:p text:style-name="P60"><text:span text:style-name="T70"/></text:p>
          <text:p text:style-name="P60"><text:span text:style-name="T70"/></text:p>
          <text:p text:style-name="P60"><text:span text:style-name="T68"><text:s text:c="4"/></text:span><text:span text:style-name="T74">/* Return allocated block to the heap */</text:span></text:p>
          <text:p text:style-name="P60"><text:span text:style-name="T68"><text:s text:c="4"/></text:span><text:span text:style-name="T68">free(p);</text:span></text:p>
          <text:p text:style-name="P60"><text:span text:style-name="T6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3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3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3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4.083cm" svg:height="1.598cm" svg:x="3.314cm" svg:y="9.858cm">
          <text:p text:style-name="P62"><text:span text:style-name="T18">Allocated block</text:span></text:p>
          <text:p text:style-name="P62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7" draw:text-style-name="P2" draw:layer="layout" svg:width="2.902cm" svg:height="1.598cm" svg:x="11.922cm" svg:y="9.858cm">
          <text:p text:style-name="P62"><text:span text:style-name="T18">Free block</text:span></text:p>
          <text:p text:style-name="P62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7" draw:text-style-name="P2" draw:layer="layout" svg:width="2.864cm" svg:height="0.934cm" svg:x="19.218cm" svg:y="10.619cm">
          <text:p text:style-name="P63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7" draw:text-style-name="P2" draw:layer="layout" svg:width="4.045cm" svg:height="0.934cm" svg:x="19.216cm" svg:y="11.677cm">
          <text:p text:style-name="P63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5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34" draw:layer="layout" svg:width="5.836cm" svg:height="1.02cm" svg:x="1.496cm" svg:y="4.396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48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8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9" draw:text-style-name="P39" draw:layer="layout" svg:width="5.836cm" svg:height="1.02cm" svg:x="1.496cm" svg:y="6.862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1" draw:text-style-name="P48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8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0" draw:text-style-name="P68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6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1" draw:text-style-name="P54" draw:layer="layout" svg:width="5.836cm" svg:height="1.02cm" svg:x="1.496cm" svg:y="9.327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1" draw:text-style-name="P48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6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80" draw:text-style-name="P68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6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9" draw:text-style-name="P39" draw:layer="layout" svg:width="3.55cm" svg:height="1.02cm" svg:x="1.49cm" svg:y="11.792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51" draw:text-style-name="P48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1" draw:text-style-name="P48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51" draw:text-style-name="P48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51" draw:text-style-name="P48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2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6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6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6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80" draw:text-style-name="P68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80" draw:text-style-name="P68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80" draw:text-style-name="P68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80" draw:text-style-name="P68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80" draw:text-style-name="P68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80" draw:text-style-name="P68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6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6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3" draw:text-style-name="P53" draw:layer="layout" svg:width="5.836cm" svg:height="1.02cm" svg:x="1.496cm" svg:y="14.257cm">
          <text:p text:style-name="P67"><text:span text:style-name="T31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9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0">malloc</text:span><text:span text:style-name="T14"> and </text:span><text:span text:style-name="T50">free</text:span><text:span text:style-name="T14"> requests</text:span></text:p>
                </text:list-item>
                <text:list-item>
                  <text:p text:style-name="P9"><text:span text:style-name="T50">free</text:span><text:span text:style-name="T14"> request must be to a </text:span><text:span text:style-name="T50">malloc</text:span><text:span text:style-name="T14">’d <text:s/>block (or NULL)</text:span></text:p>
                </text:list-item>
              </text:list>
            </text:list-item>
          </text:list>
          <text:p text:style-name="P69"><text:span text:style-name="T12"/></text:p>
          <text:list text:continue-numbering="true" text:style-name="L9">
            <text:list-item>
              <text:p text:style-name="P69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0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7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7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0">malloc</text:span><text:span text:style-name="T14">’d</text:span></text:p>
                  <text:list>
                    <text:list-item>
                      <text:p text:style-name="P9"><text:span text:style-name="T77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7">R</text:span><text:span text:style-name="T78">0</text:span><text:span text:style-name="T77">, R</text:span><text:span text:style-name="T78">1</text:span><text:span text:style-name="T77">, ..., R</text:span><text:span text:style-name="T78">k</text:span><text:span text:style-name="T77">, ... , R</text:span><text:span text:style-name="T78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0">malloc</text:span><text:span text:style-name="T14"> calls and 5,000 </text:span><text:span text:style-name="T50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9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<text:s/></text:span><text:span text:style-name="T77">R</text:span><text:span text:style-name="T78">0</text:span><text:span text:style-name="T77">, R</text:span><text:span text:style-name="T78">1</text:span><text:span text:style-name="T77">, ..., R</text:span><text:span text:style-name="T78">k</text:span><text:span text:style-name="T77">, ... , R</text:span><text:span text:style-name="T78">n-1</text:span></text:p>
                </text:list-item>
              </text:list>
            </text:list-item>
            <text:list-item>
              <text:p text:style-name="P71"><text:span text:style-name="T79">Def:</text:span><text:span text:style-name="T41"> Aggregate payload P</text:span><text:span text:style-name="T80">k</text:span><text:span text:style-name="T10"> </text:span></text:p>
              <text:list>
                <text:list-item>
                  <text:p text:style-name="P70"><text:span text:style-name="T14"><text:s/></text:span><text:span text:style-name="T50">malloc(p)</text:span><text:span text:style-name="T14"> results in a block with a </text:span><text:span text:style-name="T81">payload</text:span><text:span text:style-name="T14"> of </text:span><text:span text:style-name="T50">p</text:span><text:span text:style-name="T14"> bytes</text:span></text:p>
                </text:list-item>
                <text:list-item>
                  <text:p text:style-name="P70"><text:span text:style-name="T14">After request </text:span><text:span text:style-name="T77">R</text:span><text:span text:style-name="T78">k </text:span><text:span text:style-name="T14">has completed, the </text:span><text:span text:style-name="T81">aggregate payload </text:span><text:span text:style-name="T77">P</text:span><text:span text:style-name="T78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1"><text:span text:style-name="T79">Def:</text:span><text:span text:style-name="T41"> Current heap size H</text:span><text:span text:style-name="T80">k</text:span></text:p>
              <text:list>
                <text:list-item>
                  <text:p text:style-name="P70"><text:span text:style-name="T14">Assume </text:span><text:span text:style-name="T77">H</text:span><text:span text:style-name="T78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i.e., heap only grows when allocator uses </text:span><text:span text:style-name="T50">sbrk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79">Def:</text:span><text:span text:style-name="T41"> Peak memory utilization after k+1 requests </text:span></text:p>
              <text:list>
                <text:list-item>
                  <text:p text:style-name="P73"><text:span text:style-name="T77">U</text:span><text:span text:style-name="T78">k</text:span><text:span text:style-name="T77"> = ( max</text:span><text:span text:style-name="T78">i&lt;=k</text:span><text:span text:style-name="T77"> P</text:span><text:span text:style-name="T78">i </text:span><text:span text:style-name="T77">) <text:s/>/ <text:s/>H</text:span><text:span text:style-name="T78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4"><text:span text:style-name="T10">Poor memory utilization caused by </text:span><text:span text:style-name="T79">fragmentation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81">internal</text:span><text:span text:style-name="T14"> fragmentation</text:span></text:p>
                </text:list-item>
                <text:list-item>
                  <text:p text:style-name="P75"><text:span text:style-name="T81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5"><text:span text:style-name="T35">For a given block, </text:span><text:span text:style-name="T82">internal fragmentation </text:span><text:span text:style-name="T35">occurs if payload is smaller than block size</text:span></text:p>
            </text:list-item>
          </text:list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6"><text:span text:style-name="T35"/></text:p>
          <text:list text:continue-numbering="true" text:style-name="L2">
            <text:list-item>
              <text:p text:style-name="P77"><text:span text:style-name="T35">Caused by </text:span></text:p>
            </text:list-item>
          </text:list>
          <text:list text:style-name="L3">
            <text:list-item>
              <text:list>
                <text:list-item>
                  <text:p text:style-name="P77"><text:span text:style-name="T14">Overhead of maintaining heap data structures</text:span></text:p>
                </text:list-item>
                <text:list-item>
                  <text:p text:style-name="P77"><text:span text:style-name="T14">Padding for alignment purposes</text:span></text:p>
                </text:list-item>
                <text:list-item>
                  <text:p text:style-name="P77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8"><text:span text:style-name="T35">Depends only on the pattern of </text:span><text:span text:style-name="T82">previous</text:span><text:span text:style-name="T35"> requests</text:span></text:p>
              <text:list>
                <text:list-item>
                  <text:p text:style-name="P77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7.83cm" svg:height="1.691cm" svg:x="8.597cm" svg:y="8.043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79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79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draw:layer="layout" svg:width="3.846cm" svg:height="1.598cm" svg:x="19.88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6" draw:text-style-name="P14" draw:layer="layout" svg:x1="19.685cm" svg:y1="8.89cm" svg:x2="17.559cm" svg:y2="8.894cm">
          <text:p/>
        </draw:line>
        <draw:custom-shape draw:name="CustomShape 8" draw:style-name="gr47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7" draw:text-style-name="P2" draw:layer="layout" svg:width="1.772cm" svg:height="0.934cm" svg:x="11.628cm" svg:y="5.927cm">
          <text:p text:style-name="P63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3.846cm" svg:height="1.598cm" svg:x="1.926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6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80"><text:span text:style-name="T10">Occurs when there is enough aggregate heap memory, but no single free block is large enough</text:span></text:p>
            </text:list-item>
          </text:list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list text:continue-numbering="true" text:style-name="L2">
            <text:list-item>
              <text:p text:style-name="P80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1"><text:span text:style-name="T14">Thus, difficult to measure</text:span></text:p>
                </text:list-item>
              </text:list>
            </text:list-item>
          </text:list>
          <text:p text:style-name="P4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48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34" draw:layer="layout" svg:width="5.836cm" svg:height="1.02cm" svg:x="2.342cm" svg:y="6.773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1" draw:text-style-name="P48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6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9" draw:text-style-name="P39" draw:layer="layout" svg:width="5.836cm" svg:height="1.02cm" svg:x="2.342cm" svg:y="8.467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1" draw:text-style-name="P48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0" draw:text-style-name="P68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81" draw:text-style-name="P54" draw:layer="layout" svg:width="5.836cm" svg:height="1.02cm" svg:x="2.342cm" svg:y="10.16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1" draw:text-style-name="P48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6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80" draw:text-style-name="P68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6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9" draw:text-style-name="P39" draw:layer="layout" svg:width="3.55cm" svg:height="1.02cm" svg:x="2.336cm" svg:y="11.853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3" draw:text-style-name="P53" xml:id="id4" draw:id="id4" draw:layer="layout" svg:width="5.836cm" svg:height="1.02cm" svg:x="2.342cm" svg:y="13.547cm">
          <text:p text:style-name="P67"><text:span text:style-name="T31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3" draw:text-style-name="P2" xml:id="id5" draw:id="id5" draw:layer="layout" svg:width="12.41cm" svg:height="1.266cm" svg:x="8.945cm" svg:y="13.285cm">
          <text:p text:style-name="P1"><text:span text:style-name="T83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1">header field</text:span><text:span text:style-name="T84"> </text:span><text:span text:style-name="T14">or</text:span><text:span text:style-name="T77"> </text:span><text:span text:style-name="T81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5.243cm" svg:height="0.934cm" svg:x="1.723cm" svg:y="12.677cm">
          <text:p text:style-name="P67"><text:span text:style-name="T34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33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33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33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33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6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2" draw:layer="layout" svg:width="1.179cm" svg:height="0.934cm" svg:x="15.028cm" svg:y="11.007cm">
          <text:p text:style-name="P67"><text:span text:style-name="T34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33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33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33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33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33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2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2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5" draw:text-style-name="P33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7" draw:text-style-name="P14" draw:layer="layout" svg:x1="18.829cm" svg:y1="12.208cm" svg:x2="18.833cm" svg:y2="14.113cm">
          <text:p/>
        </draw:line>
        <draw:custom-shape draw:name="CustomShape 38" draw:style-name="gr67" draw:text-style-name="P2" draw:layer="layout" svg:width="3.211cm" svg:height="0.934cm" svg:x="3.792cm" svg:y="16.041cm">
          <text:p text:style-name="P67"><text:span text:style-name="T34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5" draw:text-style-name="P33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5" draw:text-style-name="P33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5" draw:text-style-name="P33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5" draw:text-style-name="P33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5" draw:text-style-name="P33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6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6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6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6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6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5" draw:text-style-name="P33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5" draw:text-style-name="P33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" draw:layer="layout" svg:width="2.741cm" svg:height="0.934cm" svg:x="13.655cm" svg:y="14.817cm">
          <text:p text:style-name="P63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7" draw:text-style-name="P2" draw:layer="layout" svg:width="2.36cm" svg:height="0.934cm" svg:x="16.868cm" svg:y="14.817cm">
          <text:p text:style-name="P63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8" draw:text-style-name="P14" draw:layer="layout" svg:x1="15.589cm" svg:y1="11.853cm" svg:x2="15.593cm" svg:y2="12.7cm">
          <text:p/>
        </draw:line>
        <draw:custom-shape draw:name="CustomShape 59" draw:style-name="gr89" draw:text-style-name="P54" draw:layer="layout" svg:width="0.845cm" svg:height="0.845cm" svg:x="14.596cm" svg:y="12.7cm">
          <text:p text:style-name="P62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7" draw:text-style-name="P14" draw:layer="layout" svg:x1="14.596cm" svg:y1="12.208cm" svg:x2="14.6cm" svg:y2="14.113cm">
          <text:p/>
        </draw:line>
        <draw:custom-shape draw:name="CustomShape 61" draw:style-name="gr90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90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90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90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90" draw:text-style-name="P14" draw:layer="layout" svg:width="1.268cm" svg:height="0.355cm" draw:transform="rotate (-1.5707963267949) translate (18.396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91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79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79">Explicit list</text:span><text:span text:style-name="T85"> </text:span><text:span text:style-name="T10">among the free blocks using pointers</text:span></text:p>
            </text:list-item>
          </text:list>
          <text:p text:style-name="P7"><text:span text:style-name="T10"/></text:p>
          <text:p text:style-name="P69"><text:span text:style-name="T10"/></text:p>
          <text:p text:style-name="P82"><text:span text:style-name="T10"/></text:p>
          <text:list text:continue-numbering="true" text:style-name="L2">
            <text:list-item>
              <text:p text:style-name="P83"><text:span text:style-name="T10">Method 3: </text:span><text:span text:style-name="T79">Segregated free list</text:span></text:p>
            </text:list-item>
          </text:list>
          <text:list text:style-name="L3">
            <text:list-item>
              <text:list>
                <text:list-item>
                  <text:p text:style-name="P84"><text:span text:style-name="T14">Different free lists for different size classes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83"><text:span text:style-name="T10">Method 4: </text:span><text:span text:style-name="T79">Blocks sorted by size</text:span></text:p>
              <text:list>
                <text:list-item>
                  <text:p text:style-name="P84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4.445cm" svg:y="6.138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86" draw:layer="layout" svg:width="0.845cm" svg:height="0.845cm" svg:x="8.678cm" svg:y="6.13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4" draw:text-style-name="P33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4" draw:text-style-name="P33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33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86" draw:layer="layout" svg:width="0.845cm" svg:height="0.845cm" svg:x="17.145cm" svg:y="6.13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4" draw:text-style-name="P33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2" draw:text-style-name="P16" draw:layer="layout" svg:width="0.845cm" svg:height="0.845cm" svg:x="12.065cm" svg:y="6.138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5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5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2" draw:text-style-name="P16" xml:id="id6" draw:id="id6" draw:layer="layout" svg:width="0.845cm" svg:height="0.845cm" svg:x="4.445cm" svg:y="11.007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xml:id="id7" draw:id="id7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xml:id="id8" draw:id="id8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xml:id="id9" draw:id="id9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18" xml:id="id10" draw:id="id10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3" draw:text-style-name="P86" xml:id="id11" draw:id="id11" draw:layer="layout" svg:width="0.845cm" svg:height="0.845cm" svg:x="8.678cm" svg:y="11.00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4" draw:text-style-name="P33" xml:id="id12" draw:id="id12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4" draw:text-style-name="P33" xml:id="id13" draw:id="id13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xml:id="id14" draw:id="id14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xml:id="id15" draw:id="id15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xml:id="id16" draw:id="id16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xml:id="id17" draw:id="id17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xml:id="id18" draw:id="id18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xml:id="id19" draw:id="id19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3" draw:text-style-name="P86" xml:id="id20" draw:id="id20" draw:layer="layout" svg:width="0.845cm" svg:height="0.845cm" svg:x="17.145cm" svg:y="11.00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4" draw:text-style-name="P33" xml:id="id21" draw:id="id21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2" draw:text-style-name="P16" xml:id="id22" draw:id="id22" draw:layer="layout" svg:width="0.845cm" svg:height="0.845cm" svg:x="12.065cm" svg:y="11.00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xml:id="id23" draw:id="id23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24" text:id="id24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address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25" draw:id="id25" draw:layer="layout" svg:width="3.804cm" svg:height="1.056cm" svg:x="8.255cm" svg:y="11.889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26" draw:id="id26" draw:layer="layout" svg:width="2.128cm" svg:height="0.934cm" svg:x="9.522cm" svg:y="10.028cm">
          <text:p text:style-name="P63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2" xml:id="id27" draw:id="id27" draw:layer="layout" svg:width="4.486cm" svg:height="2.767cm" svg:x="2.294cm" svg:y="13.078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xml:id="id28" draw:id="id28" draw:layer="layout" svg:width="4.655cm" svg:height="3.57cm" svg:x="8.255cm" svg:y="12.94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2" xml:id="id29" draw:id="id29" draw:layer="layout" svg:width="6.399cm" svg:height="5.57cm" svg:x="13.943cm" svg:y="11.952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6"/></text:p>
          <text:p text:style-name="P63"><text:span text:style-name="T18">Size: block size</text:span></text:p>
          <text:p text:style-name="P63"><text:span text:style-name="T86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6" draw:text-style-name="P87" xml:id="id30" draw:id="id30" draw:layer="layout" svg:width="0.845cm" svg:height="1.056cm" svg:x="12.065cm" svg:y="11.889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8" xml:id="id31" draw:id="id31" draw:layer="layout" svg:width="4.655cm" svg:height="1.903cm" svg:x="8.255cm" svg:y="16.51cm">
          <text:p text:style-name="P62"><text:span text:style-name="T18">Optional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14" xml:id="id32" draw:id="id32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2" draw:layer="layout" svg:width="1.916cm" svg:height="2.537cm" svg:x="0.173cm" svg:y="5.728cm">
          <text:p text:style-name="P30"><text:span text:style-name="T16">Start </text:span></text:p>
          <text:p text:style-name="P30"><text:span text:style-name="T16">of </text:span></text:p>
          <text:p text:style-name="P30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4" draw:layer="layout" svg:x1="2.943cm" svg:y1="12.7cm" svg:x2="2.944cm" svg:y2="11.308cm">
          <text:p/>
        </draw:line>
        <draw:custom-shape draw:name="CustomShape 4" draw:style-name="gr98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9" draw:text-style-name="P16" draw:layer="layout" svg:width="1.097cm" svg:height="1.437cm" svg:x="4.088cm" svg:y="6.419cm">
          <text:p text:style-name="P30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90" draw:layer="layout" svg:width="1.092cm" svg:height="1.437cm" svg:x="6.242cm" svg:y="6.419cm">
          <text:p text:style-name="P89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3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1" draw:text-style-name="P91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0" draw:text-style-name="P90" draw:layer="layout" svg:width="1.097cm" svg:height="1.437cm" svg:x="19.354cm" svg:y="6.419cm">
          <text:p text:style-name="P89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9" draw:text-style-name="P92" draw:layer="layout" svg:width="1.097cm" svg:height="1.437cm" svg:x="10.703cm" svg:y="6.419cm">
          <text:p text:style-name="P89"><text:span text:style-name="T30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2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2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2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5" draw:text-style-name="P33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1" draw:text-style-name="P91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3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3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" draw:layer="layout" svg:width="2.073cm" svg:height="0.843cm" svg:x="2.451cm" svg:y="5.502cm">
          <text:p text:style-name="P30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8" draw:text-style-name="P14" draw:layer="layout" svg:x1="5.186cm" svg:y1="9.552cm" svg:x2="5.187cm" svg:y2="8.007cm">
          <text:p/>
        </draw:line>
        <draw:line draw:name="Line 29" draw:style-name="gr48" draw:text-style-name="P14" draw:layer="layout" svg:x1="7.345cm" svg:y1="9.552cm" svg:x2="7.346cm" svg:y2="8.007cm">
          <text:p/>
        </draw:line>
        <draw:line draw:name="Line 30" draw:style-name="gr48" draw:text-style-name="P14" draw:layer="layout" svg:x1="9.542cm" svg:y1="9.552cm" svg:x2="9.543cm" svg:y2="8.007cm">
          <text:p/>
        </draw:line>
        <draw:line draw:name="Line 31" draw:style-name="gr48" draw:text-style-name="P14" draw:layer="layout" svg:x1="11.815cm" svg:y1="9.552cm" svg:x2="11.816cm" svg:y2="8.007cm">
          <text:p/>
        </draw:line>
        <draw:line draw:name="Line 32" draw:style-name="gr48" draw:text-style-name="P14" draw:layer="layout" svg:x1="14.012cm" svg:y1="9.552cm" svg:x2="14.013cm" svg:y2="8.007cm">
          <text:p/>
        </draw:line>
        <draw:line draw:name="Line 33" draw:style-name="gr48" draw:text-style-name="P14" draw:layer="layout" svg:x1="16.171cm" svg:y1="9.552cm" svg:x2="16.172cm" svg:y2="8.007cm">
          <text:p/>
        </draw:line>
        <draw:line draw:name="Line 34" draw:style-name="gr48" draw:text-style-name="P14" draw:layer="layout" svg:x1="20.49cm" svg:y1="9.552cm" svg:x2="20.491cm" svg:y2="8.007cm">
          <text:p/>
        </draw:line>
        <draw:line draw:name="Line 35" draw:style-name="gr48" draw:text-style-name="P14" draw:layer="layout" svg:x1="3.027cm" svg:y1="9.502cm" svg:x2="3.028cm" svg:y2="7.957cm">
          <text:p/>
        </draw:line>
        <draw:line draw:name="Line 36" draw:style-name="gr48" draw:text-style-name="P14" draw:layer="layout" svg:x1="22.687cm" svg:y1="9.552cm" svg:x2="22.688cm" svg:y2="8.007cm">
          <text:p/>
        </draw:line>
        <draw:custom-shape draw:name="CustomShape 37" draw:style-name="gr25" draw:text-style-name="P33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2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4" draw:text-style-name="P93" draw:layer="layout" svg:width="1.097cm" svg:height="1.437cm" svg:x="23.748cm" svg:y="6.419cm">
          <text:p text:style-name="P30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3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3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8" draw:text-style-name="P14" draw:layer="layout" svg:x1="18.293cm" svg:y1="9.552cm" svg:x2="18.294cm" svg:y2="8.007cm">
          <text:p/>
        </draw:line>
        <draw:custom-shape draw:name="CustomShape 45" draw:style-name="gr43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4"><text:span text:style-name="T81">First fit: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Search list from beginning, choose </text:span><text:span text:style-name="T87">first</text:span><text:span text:style-name="T2"> free block that fits:</text:span></text:p>
                </text:list-item>
              </text:list>
            </text:list-item>
          </text:list>
          <text:p text:style-name="P19"><text:span text:style-name="T88"/></text:p>
          <text:p text:style-name="P19"><text:span text:style-name="T88"/></text:p>
          <text:p text:style-name="P19"><text:span text:style-name="T88"/></text:p>
          <text:p text:style-name="P19"><text:span text:style-name="T88"/></text:p>
          <text:list text:style-name="L11">
            <text:list-item>
              <text:list>
                <text:list-item>
                  <text:p text:style-name="P75"><text:span text:style-name="T2">Can take linear time in total number of blocks (allocated and free)</text:span></text:p>
                </text:list-item>
                <text:list-item>
                  <text:p text:style-name="P75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4"><text:span text:style-name="T81">Next fit:</text:span></text:p>
              <text:list>
                <text:list-item>
                  <text:p text:style-name="P75"><text:span text:style-name="T2">Like first fit, but search list starting where previous search finished</text:span></text:p>
                </text:list-item>
                <text:list-item>
                  <text:p text:style-name="P94"><text:span text:style-name="T2">Should often be faster than first fit: avoids re-scanning unhelpful blocks</text:span></text:p>
                </text:list-item>
                <text:list-item>
                  <text:p text:style-name="P94"><text:span text:style-name="T2">Some research suggests that fragmentation is worse</text:span></text:p>
                </text:list-item>
              </text:list>
            </text:list-item>
            <text:list-item>
              <text:p text:style-name="P74"><text:span text:style-name="T81">Best fit:</text:span></text:p>
              <text:list>
                <text:list-item>
                  <text:p text:style-name="P75"><text:span text:style-name="T2">Search the list, choose the </text:span><text:span text:style-name="T87">best</text:span><text:span text:style-name="T2"> free block: fits, with fewest bytes left over</text:span></text:p>
                </text:list-item>
                <text:list-item>
                  <text:p text:style-name="P75"><text:span text:style-name="T2">Keeps fragments small—usually improves memory utilization</text:span></text:p>
                </text:list-item>
                <text:list-item>
                  <text:p text:style-name="P75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96" draw:layer="layout" svg:width="19.815cm" svg:height="2.819cm" svg:x="3.299cm" svg:y="5.309cm">
          <text:p text:style-name="P95"><text:span text:style-name="T89">p = start; </text:span></text:p>
          <text:p text:style-name="P95"><text:span text:style-name="T89">while ((p &lt; end) &amp;&amp; <text:s text:c="4"/></text:span><text:span text:style-name="T90">\\ not passed end</text:span></text:p>
          <text:p text:style-name="P95"><text:span text:style-name="T89"><text:s text:c="7"/></text:span><text:span text:style-name="T89">((*p &amp; 1) || <text:s text:c="4"/></text:span><text:span text:style-name="T90">\\ already allocated</text:span></text:p>
          <text:p text:style-name="P95"><text:span text:style-name="T89"><text:s text:c="7"/></text:span><text:span text:style-name="T89">(*p <text:s/>&lt;= len))) <text:s text:c="2"/></text:span><text:span text:style-name="T90">\\ too small </text:span></text:p>
          <text:p text:style-name="P95"><text:span text:style-name="T89"><text:s text:c="2"/></text:span><text:span text:style-name="T89">p = p + (*p &amp; -2); <text:s text:c="3"/></text:span><text:span text:style-name="T90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79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61" draw:layer="layout" svg:width="22.854cm" svg:height="4.746cm" svg:x="1.289cm" svg:y="13.641cm">
          <text:p text:style-name="P97"><text:span text:style-name="T68">void addblock(ptr p, int len) {</text:span></text:p>
          <text:p text:style-name="P97"><text:span text:style-name="T68"><text:s text:c="2"/></text:span><text:span text:style-name="T68">int newsize = ((len + 1) &gt;&gt; 1) &lt;&lt; 1; <text:s/></text:span><text:span text:style-name="T91">// round up to even</text:span></text:p>
          <text:p text:style-name="P97"><text:span text:style-name="T68"><text:s text:c="2"/></text:span><text:span text:style-name="T68">int oldsize = *p &amp; -2; <text:s text:c="15"/></text:span><text:span text:style-name="T91">// mask out low bit</text:span></text:p>
          <text:p text:style-name="P97"><text:span text:style-name="T68"><text:s text:c="2"/></text:span><text:span text:style-name="T68">*p = newsize | 1; <text:s text:c="20"/></text:span><text:span text:style-name="T91">// set new length</text:span></text:p>
          <text:p text:style-name="P97"><text:span text:style-name="T68"><text:s text:c="2"/></text:span><text:span text:style-name="T68">if (newsize &lt; oldsize)</text:span></text:p>
          <text:p text:style-name="P97"><text:span text:style-name="T68"><text:s text:c="4"/></text:span><text:span text:style-name="T68">*(p+newsize) = oldsize - newsize; <text:s text:c="2"/></text:span><text:span text:style-name="T91">// set length in remaining</text:span></text:p>
          <text:p text:style-name="P97"><text:span text:style-name="T68">} <text:s text:c="38"/></text:span><text:span text:style-name="T91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5.715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98" draw:layer="layout" svg:width="0.845cm" svg:height="0.845cm" svg:x="9.102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8" draw:text-style-name="P79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8" draw:text-style-name="P79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8" draw:text-style-name="P79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86" draw:layer="layout" svg:width="0.845cm" svg:height="0.845cm" svg:x="17.568cm" svg:y="7.643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16" draw:layer="layout" svg:width="0.845cm" svg:height="0.845cm" svg:x="12.488cm" svg:y="7.643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7" draw:text-style-name="P98" draw:layer="layout" svg:width="0.845cm" svg:height="0.845cm" svg:x="9.102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8" draw:text-style-name="P79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8" draw:text-style-name="P79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79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99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9" draw:text-style-name="P99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9" draw:text-style-name="P99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3" draw:text-style-name="P86" draw:layer="layout" svg:width="0.845cm" svg:height="0.845cm" svg:x="17.568cm" svg:y="11.8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100" draw:layer="layout" svg:width="0.845cm" svg:height="0.845cm" svg:x="12.488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5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8" draw:text-style-name="P14" draw:layer="layout" svg:x1="12.884cm" svg:y1="9.128cm" svg:x2="12.888cm" svg:y2="8.485cm">
          <text:p/>
        </draw:line>
        <draw:custom-shape draw:name="CustomShape 36" draw:style-name="gr67" draw:text-style-name="P2" draw:layer="layout" svg:width="0.803cm" svg:height="0.934cm" svg:x="12.455cm" svg:y="8.913cm">
          <text:p text:style-name="P63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7" draw:text-style-name="P2" draw:layer="layout" svg:width="0.786cm" svg:height="0.934cm" svg:x="15.924cm" svg:y="11.76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5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2" draw:text-style-name="P16" draw:layer="layout" svg:width="0.845cm" svg:height="0.845cm" svg:x="5.715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5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1" draw:text-style-name="P2" draw:layer="layout" svg:width="4.997cm" svg:height="0.934cm" svg:x="1.943cm" svg:y="10.238cm">
          <text:p text:style-name="P101"><text:span text:style-name="T34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7"><text:s text:c="2"/></text:span><text:span text:style-name="T92">void free_block(ptr p) { *p = *p &amp; -2 }</text:span></text:p>
          <text:p text:style-name="P19"><text:span text:style-name="T25"/></text:p>
          <text:list text:style-name="L13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98" draw:layer="layout" svg:width="0.845cm" svg:height="0.845cm" svg:x="9.313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79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2" draw:text-style-name="P79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2" draw:text-style-name="P79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3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3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3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4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4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5" draw:text-style-name="P86" draw:layer="layout" svg:width="0.845cm" svg:height="0.845cm" svg:x="17.78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6" draw:text-style-name="P33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53" draw:layer="layout" svg:width="0.845cm" svg:height="0.845cm" svg:x="12.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7" draw:text-style-name="P2" draw:layer="layout" svg:width="0.786cm" svg:height="0.934cm" svg:x="16.05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5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8" draw:text-style-name="P16" draw:layer="layout" svg:width="0.845cm" svg:height="0.845cm" svg:x="5.92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4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4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4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5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7" draw:text-style-name="P2" draw:layer="layout" svg:width="2.873cm" svg:height="0.934cm" svg:x="2.308cm" svg:y="10.731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7" draw:text-style-name="P2" draw:layer="layout" svg:width="0.841cm" svg:height="0.934cm" svg:x="12.706cm" svg:y="10.515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4" draw:layer="layout" svg:x1="13.123cm" svg:y1="10.73cm" svg:x2="13.127cm" svg:y2="10.298cm">
          <text:p/>
        </draw:line>
        <draw:custom-shape draw:name="CustomShape 27" draw:style-name="gr118" draw:text-style-name="P16" draw:layer="layout" svg:width="0.845cm" svg:height="0.845cm" svg:x="5.92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4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4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1" draw:text-style-name="P98" draw:layer="layout" svg:width="0.845cm" svg:height="0.845cm" svg:x="9.313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2" draw:text-style-name="P79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2" draw:text-style-name="P79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5" draw:text-style-name="P86" draw:layer="layout" svg:width="0.845cm" svg:height="0.845cm" svg:x="17.78cm" svg:y="12.2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6" draw:text-style-name="P33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5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4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4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4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8" draw:text-style-name="P16" draw:layer="layout" svg:width="0.845cm" svg:height="0.845cm" svg:x="12.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7" draw:text-style-name="P2" draw:layer="layout" svg:width="0.786cm" svg:height="0.934cm" svg:x="16.05cm" svg:y="12.191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5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7" draw:text-style-name="P2" draw:layer="layout" svg:width="3.55cm" svg:height="0.934cm" svg:x="2.356cm" svg:y="13.8cm">
          <text:p text:style-name="P67"><text:span text:style-name="T34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7" draw:text-style-name="P2" draw:layer="layout" svg:width="2.568cm" svg:height="1.274cm" svg:x="5.837cm" svg:y="13.544cm">
          <text:p text:style-name="P102"><text:span text:style-name="T83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3" draw:text-style-name="P2" xml:id="id33" draw:id="id33" draw:layer="layout" svg:width="22.761cm" svg:height="2.028cm" svg:x="1.023cm" svg:y="16.119cm">
          <text:p text:style-name="P1"><text:span text:style-name="T93">There is enough free space, but the allocator won’t be able to find it</text:span></text:p>
          <text:p text:style-name="P1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103"><text:span text:style-name="T10">Join </text:span><text:span text:style-name="T79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Coalescing with next block</text:span></text:p>
                </text:list-item>
              </text:list>
            </text:list-item>
          </text:list>
          <text:p text:style-name="P19"><text:span text:style-name="T47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4">
            <text:list-item>
              <text:list>
                <text:list-item>
                  <text:p text:style-name="P104"><text:span text:style-name="T14">But how do we coalesce with </text:span><text:span text:style-name="T77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61" draw:layer="layout" svg:width="17.435cm" svg:height="4.111cm" svg:x="3.139cm" svg:y="12.192cm">
          <text:p text:style-name="P97"><text:span text:style-name="T68">void free_block(ptr p) {</text:span><text:span text:style-name="T95"><text:line-break/></text:span><text:span text:style-name="T68"> <text:s text:c="3"/>*p = *p &amp; -2; <text:s text:c="9"/></text:span><text:span text:style-name="T91">// clear allocated flag</text:span><text:span text:style-name="T95"><text:line-break/></text:span><text:span text:style-name="T68"> <text:s text:c="3"/>next = p + *p; <text:s text:c="8"/></text:span><text:span text:style-name="T91">// find next block</text:span><text:span text:style-name="T95"><text:line-break/></text:span><text:span text:style-name="T68"> <text:s text:c="3"/>if ((*next &amp; 1) == 0)</text:span><text:span text:style-name="T95"><text:line-break/></text:span><text:span text:style-name="T68"> <text:s text:c="5"/>*p = *p + *next; <text:s text:c="4"/></text:span><text:span text:style-name="T91">// add to this block if</text:span><text:span text:style-name="T95"><text:line-break/></text:span><text:span text:style-name="T68">} <text:s text:c="25"/></text:span><text:span text:style-name="T91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98" draw:layer="layout" svg:width="0.845cm" svg:height="0.845cm" svg:x="9.948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2" draw:text-style-name="P79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79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2" draw:text-style-name="P79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3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3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4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5" draw:text-style-name="P86" draw:layer="layout" svg:width="0.845cm" svg:height="0.845cm" svg:x="18.415cm" svg:y="6.705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6" draw:text-style-name="P33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7" draw:text-style-name="P53" draw:layer="layout" svg:width="0.845cm" svg:height="0.845cm" svg:x="13.335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5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7" draw:text-style-name="P2" draw:layer="layout" svg:width="0.786cm" svg:height="0.934cm" svg:x="16.754cm" svg:y="6.68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7" draw:text-style-name="P2" draw:layer="layout" svg:width="2.873cm" svg:height="0.934cm" svg:x="2.943cm" svg:y="7.979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0.841cm" svg:height="0.934cm" svg:x="13.341cm" svg:y="7.763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8" draw:text-style-name="P14" draw:layer="layout" svg:x1="13.758cm" svg:y1="7.979cm" svg:x2="13.762cm" svg:y2="7.547cm">
          <text:p/>
        </draw:line>
        <draw:custom-shape draw:name="CustomShape 25" draw:style-name="gr118" draw:text-style-name="P16" draw:layer="layout" svg:width="0.845cm" svg:height="0.845cm" svg:x="6.562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4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4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98" draw:layer="layout" svg:width="0.845cm" svg:height="0.845cm" svg:x="9.948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79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2" draw:text-style-name="P79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5" draw:text-style-name="P86" draw:layer="layout" svg:width="0.845cm" svg:height="0.845cm" svg:x="18.415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6" draw:text-style-name="P33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5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5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8" draw:text-style-name="P16" draw:layer="layout" svg:width="0.845cm" svg:height="0.845cm" svg:x="6.562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4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4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4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4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4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8" draw:text-style-name="P16" draw:layer="layout" svg:width="0.845cm" svg:height="0.845cm" svg:x="13.335cm" svg:y="9.45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7" draw:text-style-name="P2" draw:layer="layout" svg:width="0.786cm" svg:height="0.934cm" svg:x="16.754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5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3" draw:text-style-name="P2" draw:layer="layout" svg:width="2.932cm" svg:height="1.944cm" svg:x="20.964cm" svg:y="7.044cm">
          <text:p text:style-name="P1"><text:span text:style-name="T96">logically</text:span></text:p>
          <text:p text:style-name="P1"><text:span text:style-name="T96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9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4"><text:span text:style-name="T79">Boundary tags</text:span><text:span text:style-name="T85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Replicate size/allocated word at “bottom” (end) of free blocks</text:span></text:p>
                </text:list-item>
                <text:list-item>
                  <text:p text:style-name="P75"><text:span text:style-name="T2">Allows us to traverse the “list” backwards, but requires extra space</text:span></text:p>
                </text:list-item>
                <text:list-item>
                  <text:p text:style-name="P75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34" draw:id="id34" draw:layer="layout" svg:width="3.804cm" svg:height="1.056cm" svg:x="8.643cm" svg:y="11.876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35" draw:id="id35" draw:layer="layout" svg:width="4.486cm" svg:height="2.767cm" svg:x="1.069cm" svg:y="13.066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4" draw:text-style-name="P53" xml:id="id36" draw:id="id36" draw:layer="layout" svg:width="4.655cm" svg:height="3.57cm" svg:x="8.643cm" svg:y="12.934cm">
          <text:p text:style-name="P62"><text:span text:style-name="T18">Payload and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xml:id="id37" draw:id="id37" draw:layer="layout" svg:width="6.463cm" svg:height="5.57cm" svg:x="14.155cm" svg:y="11.73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6"/></text:p>
          <text:p text:style-name="P63"><text:span text:style-name="T18">Size: Total block size</text:span></text:p>
          <text:p text:style-name="P63"><text:span text:style-name="T86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6" draw:text-style-name="P87" xml:id="id38" draw:id="id38" draw:layer="layout" svg:width="0.845cm" svg:height="1.056cm" svg:x="12.453cm" svg:y="11.876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9" draw:text-style-name="P54" xml:id="id39" draw:id="id39" draw:layer="layout" svg:width="3.804cm" svg:height="1.056cm" svg:x="8.639cm" svg:y="16.491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87" xml:id="id40" draw:id="id40" draw:layer="layout" svg:width="0.845cm" svg:height="1.056cm" svg:x="12.453cm" svg:y="16.491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xml:id="id41" draw:id="id41" draw:layer="layout" svg:width="3.639cm" svg:height="1.598cm" svg:x="3.625cm" svg:y="16.418cm">
          <text:p text:style-name="P62"><text:span text:style-name="T18">Boundary tag</text:span></text:p>
          <text:p text:style-name="P62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8" draw:text-style-name="P14" xml:id="id42" draw:id="id42" draw:layer="layout" svg:width="1.481cm" svg:height="0.004cm" svg:x="7.196cm" svg:y="16.955cm" svg:viewBox="0 0 1482 5" draw:points="0,0 1482,5">
          <text:p/>
        </draw:polyline>
        <draw:custom-shape draw:name="CustomShape 12" draw:style-name="gr92" draw:text-style-name="P16" draw:layer="layout" svg:width="0.845cm" svg:height="0.845cm" svg:x="4.23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2" draw:text-style-name="P16" draw:layer="layout" svg:width="0.845cm" svg:height="0.845cm" svg:x="6.77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3" draw:text-style-name="P86" draw:layer="layout" svg:width="0.845cm" svg:height="0.845cm" svg:x="7.62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4" draw:text-style-name="P33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3" draw:text-style-name="P86" draw:layer="layout" svg:width="0.845cm" svg:height="0.845cm" svg:x="10.16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0.845cm" svg:height="0.845cm" svg:x="15.24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3" draw:text-style-name="P86" draw:layer="layout" svg:width="0.845cm" svg:height="0.845cm" svg:x="16.08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4" draw:text-style-name="P33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2" draw:text-style-name="P16" draw:layer="layout" svg:width="0.845cm" svg:height="0.845cm" svg:x="11.007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5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5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5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4" draw:text-style-name="P33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3" draw:text-style-name="P86" draw:layer="layout" svg:width="0.845cm" svg:height="0.845cm" svg:x="18.62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5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5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5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7" draw:text-style-name="P2" xml:id="id43" draw:id="id43" draw:layer="layout" svg:width="2.204cm" svg:height="0.934cm" svg:x="4.98cm" svg:y="11.853cm">
          <text:p text:style-name="P63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8" draw:text-style-name="P14" xml:id="id44" draw:id="id44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3.173cm" svg:height="0.845cm" svg:x="6.773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53" draw:layer="layout" svg:width="3.173cm" svg:height="0.845cm" svg:x="6.773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draw:layer="layout" svg:width="3.173cm" svg:height="0.845cm" svg:x="11.007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16" draw:layer="layout" svg:width="3.173cm" svg:height="0.845cm" svg:x="11.007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48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0" draw:text-style-name="P16" draw:layer="layout" svg:width="3.173cm" svg:height="0.845cm" svg:x="15.24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4" draw:text-style-name="P53" draw:layer="layout" svg:width="3.173cm" svg:height="0.845cm" svg:x="15.24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48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16" draw:layer="layout" svg:width="3.173cm" svg:height="0.845cm" svg:x="19.473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0" draw:text-style-name="P16" draw:layer="layout" svg:width="3.173cm" svg:height="0.845cm" svg:x="19.473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7" draw:text-style-name="P2" draw:layer="layout" svg:width="3.529cm" svg:height="1.768cm" svg:x="1.041cm" svg:y="7.638cm">
          <text:p text:style-name="P105"><text:span text:style-name="T16">Block being</text:span></text:p>
          <text:p text:style-name="P105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8" draw:text-style-name="P14" draw:layer="layout" svg:x1="5.08cm" svg:y1="8.466cm" svg:x2="6.35cm" svg:y2="8.471cm">
          <text:p/>
        </draw:line>
        <draw:custom-shape draw:name="CustomShape 16" draw:style-name="gr67" draw:text-style-name="P2" draw:layer="layout" svg:width="2.195cm" svg:height="1.02cm" svg:x="7.201cm" svg:y="5.715cm">
          <text:p text:style-name="P63"><text:span text:style-name="T97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2" draw:layer="layout" svg:width="2.195cm" svg:height="1.02cm" svg:x="11.434cm" svg:y="5.715cm">
          <text:p text:style-name="P63"><text:span text:style-name="T97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2" draw:layer="layout" svg:width="2.195cm" svg:height="1.02cm" svg:x="15.667cm" svg:y="5.715cm">
          <text:p text:style-name="P63"><text:span text:style-name="T97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2" draw:layer="layout" svg:width="2.195cm" svg:height="1.02cm" svg:x="19.901cm" svg:y="5.715cm">
          <text:p text:style-name="P63"><text:span text:style-name="T97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1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27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5.875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27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5.875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8" draw:text-style-name="P14" draw:layer="layout" svg:x1="14.605cm" svg:y1="11.641cm" svg:x2="14.609cm" svg:y2="12.911cm">
          <text:p/>
        </draw:line>
        <draw:custom-shape draw:name="CustomShape 32" draw:style-name="gr92" draw:text-style-name="P16" draw:layer="layout" svg:width="3.596cm" svg:height="0.845cm" svg:x="12.277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2" draw:text-style-name="P16" draw:layer="layout" svg:width="1.056cm" svg:height="0.845cm" svg:x="15.875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2" draw:text-style-name="P16" draw:layer="layout" svg:width="3.596cm" svg:height="0.845cm" svg:x="12.277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6.298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6.298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16" draw:layer="layout" svg:width="3.596cm" svg:height="0.845cm" svg:x="12.7cm" svg:y="7.832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16" draw:layer="layout" svg:width="1.056cm" svg:height="0.845cm" svg:x="16.298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2" draw:text-style-name="P16" draw:layer="layout" svg:width="3.596cm" svg:height="0.845cm" svg:x="12.7cm" svg:y="12.065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2" draw:text-style-name="P16" draw:layer="layout" svg:width="1.056cm" svg:height="0.845cm" svg:x="16.298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8" draw:text-style-name="P14" draw:layer="layout" svg:x1="10.371cm" svg:y1="9.101cm" svg:x2="12.065cm" svg:y2="9.106cm">
          <text:p/>
        </draw:line>
        <draw:custom-shape draw:name="CustomShape 37" draw:style-name="gr74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8" draw:text-style-name="P14" draw:layer="layout" svg:x1="14.605cm" svg:y1="11.641cm" svg:x2="14.609cm" svg:y2="12.911cm">
          <text:p/>
        </draw:line>
        <draw:custom-shape draw:name="CustomShape 28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3.596cm" svg:height="0.845cm" svg:x="12.277cm" svg:y="9.525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8" draw:text-style-name="P14" draw:layer="layout" svg:x1="9.948cm" svg:y1="9.101cm" svg:x2="11.641cm" svg:y2="9.106cm">
          <text:p/>
        </draw:line>
        <draw:custom-shape draw:name="CustomShape 39" draw:style-name="gr103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2" draw:text-style-name="P16" draw:layer="layout" svg:width="3.596cm" svg:height="0.845cm" svg:x="12.277cm" svg:y="12.065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1.056cm" svg:height="0.845cm" svg:x="15.875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8" draw:text-style-name="P14" draw:layer="layout" svg:x1="9.948cm" svg:y1="9.101cm" svg:x2="11.641cm" svg:y2="9.106cm">
          <text:p/>
        </draw:line>
        <draw:custom-shape draw:name="CustomShape 31" draw:style-name="gr103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9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First-fit, next-fit, best-fit, etc.</text:span></text:p>
                </text:list-item>
                <text:list-item>
                  <text:p text:style-name="P70"><text:span text:style-name="T14">Trades off lower throughput for less fragmentation</text:span><text:span text:style-name="T14"><text:tab/></text:span></text:p>
                </text:list-item>
                <text:list-item>
                  <text:p text:style-name="P73"><text:span text:style-name="T81">Interesting observation</text:span><text:span text:style-name="T84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1"><text:span text:style-name="T10">Splitting policy:</text:span></text:p>
              <text:list>
                <text:list-item>
                  <text:p text:style-name="P70"><text:span text:style-name="T14">When do we go ahead and split free blocks?</text:span></text:p>
                </text:list-item>
                <text:list-item>
                  <text:p text:style-name="P70"><text:span text:style-name="T14">How much internal fragmentation are we willing to tolerate?</text:span></text:p>
                </text:list-item>
              </text:list>
            </text:list-item>
            <text:list-item>
              <text:p text:style-name="P71"><text:span text:style-name="T10">Coalescing policy:</text:span></text:p>
              <text:list>
                <text:list-item>
                  <text:p text:style-name="P70"><text:span text:style-name="T81">Immediate coalescing: </text:span><text:span text:style-name="T14">coalesce each time </text:span><text:span text:style-name="T50">free</text:span><text:span text:style-name="T12"> </text:span><text:span text:style-name="T14">is called </text:span></text:p>
                </text:list-item>
                <text:list-item>
                  <text:p text:style-name="P70"><text:span text:style-name="T81">Deferred coalescing: </text:span><text:span text:style-name="T14">try to improve performance of </text:span><text:span text:style-name="T50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3"><text:span text:style-name="T14">Coalesce as you scan the free list for </text:span><text:span text:style-name="T50">malloc</text:span></text:p>
                    </text:list-item>
                    <text:list-item>
                      <text:p text:style-name="P73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9"><text:span text:style-name="T10">Implementation: very simple</text:span></text:p>
            </text:list-item>
            <text:list-item>
              <text:p text:style-name="P69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4">linear time worst case</text:span></text:p>
                </text:list-item>
              </text:list>
            </text:list-item>
            <text:list-item>
              <text:p text:style-name="P69"><text:span text:style-name="T10">Free cost: </text:span></text:p>
              <text:list>
                <text:list-item>
                  <text:p text:style-name="P106"><text:span text:style-name="T14">constant time worst case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70"><text:span text:style-name="T14">even with coalescing</text:span></text:p>
                </text:list-item>
              </text:list>
            </text:list-item>
            <text:list-item>
              <text:p text:style-name="P69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4">will depend on placement policy</text:span></text:p>
                </text:list-item>
                <text:list-item>
                  <text:p text:style-name="P70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9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5">
            <text:list-item>
              <text:list>
                <text:list-item>
                  <text:p text:style-name="P70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5">
            <text:list-item>
              <text:p text:style-name="P69"><text:span text:style-name="T10">However, the concepts of splitting and boundary tag coalescing are general to </text:span><text:span text:style-name="T79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" svg:font-family="'ＭＳ Ｐゴシック'"/>
    <style:font-face style:name="Andale Mono" svg:font-family="'Andale Mono'" style:font-pitch="fixed"/>
    <style:font-face style:name="+mn-ea" svg:font-family="+mn-ea" style:font-pitch="variable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20-10-26T23:28:59.802714783</dc:date>
    <meta:editing-cycles>588</meta:editing-cycles>
    <dc:title>Introduction to Computer Systems 15-213/18-243, spring 2009</dc:title>
    <meta:editing-duration>P9DT9H51M20S</meta:editing-duration>
    <meta:generator>LibreOffice/6.3.5.2$Linux_X86_64 LibreOffice_project/30$Build-2</meta:generator>
    <meta:document-statistic meta:object-count="188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